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5E00000065D1C61EB33A512149.png" manifest:media-type="image/png"/>
  <manifest:file-entry manifest:full-path="Pictures/10000201000000960000003261E1AEF1552B0CCA.png" manifest:media-type="image/png"/>
  <manifest:file-entry manifest:full-path="Pictures/100002010000019D000000806EDC7863D8147E2D.png" manifest:media-type="image/png"/>
  <manifest:file-entry manifest:full-path="Pictures/10000201000004AE000001E0B44E27F9D6825582.png" manifest:media-type="image/png"/>
  <manifest:file-entry manifest:full-path="Pictures/100002010000036A0000017DECD0331246BBCEA9.png" manifest:media-type="image/png"/>
  <manifest:file-entry manifest:full-path="Pictures/10000201000005A9000001DB5D0F2E9DF8C40316.png" manifest:media-type="image/png"/>
  <manifest:file-entry manifest:full-path="Pictures/100002010000019000000098D22FB781423D4EED.png" manifest:media-type="image/png"/>
  <manifest:file-entry manifest:full-path="Pictures/10000201000000C0000000343A2B491494FBC39E.png" manifest:media-type="image/png"/>
  <manifest:file-entry manifest:full-path="Pictures/1000319F00000FE600000449F2B88A24BC6655B6.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standard">
      <style:graphic-properties draw:stroke="solid" draw:stroke-dash="Dashed_20__28_var_29__20_1" svg:stroke-width="0.028cm" svg:stroke-color="#ffffff" draw:stroke-linejoin="miter" svg:stroke-linecap="butt" draw:fill="none" draw:fill-color="#ffffff" draw:textarea-horizontal-align="center" draw:textarea-vertical-align="middle" fo:padding-top="0.139cm" fo:padding-bottom="0.139cm" fo:padding-left="0.264cm" fo:padding-right="0.264cm"/>
    </style:style>
    <style:style style:name="gr2" style:family="graphic" style:parent-style-name="standard">
      <style:graphic-properties draw:stroke="solid" draw:stroke-dash="Dashed_20__28_var_29__20_1" svg:stroke-width="0.028cm" svg:stroke-color="#000000" draw:stroke-linejoin="miter" svg:stroke-linecap="butt" draw:fill="solid" draw:fill-color="#ffffff" draw:textarea-horizontal-align="center" draw:textarea-vertical-align="middle" fo:padding-top="0.139cm" fo:padding-bottom="0.139cm" fo:padding-left="0.264cm" fo:padding-right="0.264cm"/>
    </style:style>
    <style:style style:name="gr3" style:family="graphic" style:parent-style-name="standard">
      <style:graphic-properties draw:stroke="solid" draw:stroke-dash="Dashed_20__28_var_29__20_1" svg:stroke-width="0.028cm" svg:stroke-color="#ffffff" draw:stroke-linejoin="miter" svg:stroke-linecap="butt" draw:fill="solid" draw:fill-color="#ffffff" draw:textarea-horizontal-align="center" draw:textarea-vertical-align="middle" fo:padding-top="0.139cm" fo:padding-bottom="0.139cm" fo:padding-left="0.264cm" fo:padding-right="0.264cm"/>
    </style:style>
    <style:style style:name="gr4" style:family="graphic" style:parent-style-name="objectwithoutfill">
      <style:graphic-properties svg:stroke-width="0.053cm" svg:stroke-color="#38eb5e" draw:marker-start-width="0.279cm" draw:marker-end="Arrow" draw:marker-end-width="0.379cm" draw:fill="solid" draw:textarea-vertical-align="middle" fo:padding-top="0.151cm" fo:padding-bottom="0.151cm" fo:padding-left="0.276cm" fo:padding-right="0.276cm"/>
    </style:style>
    <style:style style:name="gr5" style:family="graphic" style:parent-style-name="standard">
      <style:graphic-properties svg:stroke-color="#000000" draw:fill-color="#000000" draw:textarea-horizontal-align="justify" draw:textarea-vertical-align="middle" draw:auto-grow-height="false" fo:min-height="0.852cm" fo:min-width="0.895cm"/>
    </style:style>
    <style:style style:name="gr6"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color="#000000" draw:textarea-horizontal-align="justify" draw:textarea-vertical-align="middle" draw:auto-grow-height="false" fo:min-height="0.852cm" fo:min-width="1.321cm"/>
    </style:style>
    <style:style style:name="gr8" style:family="graphic" style:parent-style-name="standard">
      <style:graphic-properties svg:stroke-color="#000000" draw:fill-color="#000000" draw:textarea-horizontal-align="justify" draw:textarea-vertical-align="middle" draw:auto-grow-height="false" fo:min-height="0.852cm" fo:min-width="1.885cm"/>
    </style:style>
    <style:style style:name="gr9" style:family="graphic" style:parent-style-name="standard">
      <style:graphic-properties svg:stroke-color="#000000" draw:fill-color="#000000" draw:textarea-horizontal-align="justify" draw:textarea-vertical-align="middle" draw:auto-grow-height="false" fo:min-height="0.994cm" fo:min-width="1.499cm"/>
    </style:style>
    <style:style style:name="gr10" style:family="graphic" style:parent-style-name="standard">
      <style:graphic-properties draw:stroke="none" draw:stroke-dash="Dashed_20__28_var_29__20_1" svg:stroke-width="0cm" draw:stroke-linejoin="none" svg:stroke-linecap="butt" draw:fill="solid" draw:fill-color="#ffffff" draw:textarea-horizontal-align="center" draw:textarea-vertical-align="middle"/>
    </style:style>
    <style:style style:name="gr1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color="#000000" draw:fill-color="#000000" draw:textarea-horizontal-align="justify" draw:textarea-vertical-align="middle" draw:auto-grow-height="false" fo:min-height="0.35cm" fo:min-width="1.6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draw:fill-color="#ffffff"/>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style:paragraph-properties fo:text-align="center"/>
    </style:style>
    <style:style style:name="P4" style:family="paragraph">
      <loext:graphic-properties draw:fill-color="#000000"/>
      <style:paragraph-properties fo:text-align="center"/>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text-properties fo:font-weight="bold" style:font-weight-asian="bold" style:font-weight-complex="bold"/>
    </style:style>
    <style:style style:name="P8" style:family="paragraph">
      <loext:graphic-properties draw:fill="none" draw:fill-color="#ffffff"/>
      <style:text-properties fo:color="#ffffff" fo:font-size="10pt" fo:font-weight="bold" style:font-size-asian="10pt" style:font-weight-asian="bold" style:font-size-complex="10pt" style:font-weight-complex="bold"/>
    </style:style>
    <style:style style:name="T1" style:family="text">
      <style:text-properties fo:color="#ffffff"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polygon draw:style-name="gr1" draw:text-style-name="P1" draw:layer="layout" svg:width="5.298cm" svg:height="4.242cm" svg:x="7.508cm" svg:y="4.258cm" svg:viewBox="0 0 5299 4243" draw:points="7,2713 3,2707 10,2697 0,2687 0,2684 3,2681 7,2665 13,2652 16,2649 26,2623 29,2617 36,2613 39,2613 48,2617 52,2617 58,2617 58,2610 58,2601 55,2594 39,2572 39,2565 45,2559 52,2556 68,2562 97,2572 100,2572 106,2565 106,2562 100,2552 84,2539 81,2536 84,2530 84,2527 90,2520 93,2507 100,2498 100,2488 103,2482 103,2478 110,2469 122,2456 132,2456 142,2443 145,2437 145,2433 145,2427 148,2421 174,2414 177,2408 174,2398 177,2395 184,2395 190,2395 219,2395 225,2388 238,2382 238,2379 241,2379 248,2366 261,2347 261,2334 257,2331 261,2321 254,2305 254,2298 261,2295 274,2289 277,2289 286,2276 296,2250 296,2247 299,2244 309,2241 315,2241 319,2237 328,2212 344,2189 351,2183 357,2179 360,2176 367,2173 376,2170 393,2173 402,2173 418,2163 457,2170 466,2160 473,2154 479,2138 482,2134 489,2134 505,2134 508,2141 527,2144 540,2144 550,2138 553,2138 556,2141 560,2144 566,2144 572,2151 582,2151 592,2154 595,2154 598,2154 601,2147 605,2141 611,2138 617,2141 621,2141 627,2138 637,2131 643,2128 650,2128 653,2128 663,2134 666,2134 669,2128 659,2118 663,2115 663,2112 672,2109 698,2106 704,2109 708,2106 711,2106 711,2102 714,2099 711,2086 714,2083 717,2083 724,2080 733,2083 736,2083 740,2086 740,2089 740,2099 740,2106 743,2115 765,2138 772,2154 775,2154 781,2157 791,2154 794,2151 798,2141 807,2131 814,2115 817,2115 826,2118 830,2115 833,2106 836,2102 839,2099 843,2099 852,2096 855,2086 862,2073 868,2067 875,2064 878,2061 878,2057 878,2054 868,2048 868,2044 872,2041 881,2044 894,2041 897,2038 910,2028 920,2028 920,2032 917,2035 917,2038 923,2038 926,2041 933,2041 933,2044 945,2038 949,2032 949,2025 958,2019 968,2022 971,2022 974,2016 978,2016 978,2006 981,2006 984,2003 990,1999 1000,1990 1010,1990 1013,1996 1026,1996 1029,2003 1045,2006 1048,2009 1052,2025 1058,2025 1064,2016 1071,2012 1077,2016 1087,2009 1097,2012 1106,2009 1113,2012 1119,2009 1126,2009 1132,2009 1138,2009 1138,2006 1138,2003 1142,1999 1161,2003 1164,2003 1167,1999 1177,1999 1180,2003 1180,2009 1183,2012 1193,2012 1199,2019 1209,2012 1212,2012 1216,2016 1212,2022 1216,2025 1232,2016 1238,2019 1244,2016 1248,2016 1251,2016 1251,2022 1254,2022 1270,2022 1277,2019 1280,2022 1283,2022 1286,2022 1289,2028 1296,2028 1299,2028 1299,2025 1293,2022 1293,2019 1305,2009 1312,2003 1315,2003 1318,2003 1322,2009 1334,2009 1334,2016 1338,2019 1350,2019 1360,2022 1367,2022 1367,2028 1373,2035 1373,2041 1383,2044 1389,2048 1399,2051 1402,2051 1408,2051 1412,2048 1415,2041 1418,2041 1421,2044 1424,2051 1431,2054 1437,2057 1437,2061 1441,2064 1444,2064 1453,2057 1453,2061 1453,2067 1453,2073 1457,2073 1460,2073 1460,2083 1463,2086 1466,2083 1473,2080 1476,2080 1479,2070 1482,2067 1495,2073 1498,2070 1502,2073 1505,2073 1508,2070 1508,2067 1505,2064 1508,2061 1508,2057 1511,2054 1514,2057 1521,2061 1524,2061 1524,2057 1521,2054 1524,2048 1524,2041 1531,2038 1534,2035 1537,2038 1540,2038 1537,2041 1540,2044 1543,2044 1547,2048 1553,2044 1556,2041 1563,2041 1563,2038 1559,2035 1563,2028 1566,2025 1569,2025 1566,2019 1579,2019 1579,2025 1582,2025 1585,2025 1592,2019 1592,2016 1595,2016 1598,2016 1605,1999 1608,1999 1611,2003 1611,2006 1617,2003 1621,2003 1621,1999 1627,1993 1621,1990 1617,1983 1614,1980 1617,1977 1624,1974 1621,1967 1627,1964 1627,1967 1630,1970 1630,1967 1630,1964 1630,1961 1637,1954 1640,1954 1643,1954 1637,1951 1643,1951 1646,1948 1650,1942 1653,1942 1659,1935 1662,1935 1662,1938 1662,1948 1662,1951 1666,1954 1666,1951 1666,1948 1672,1945 1672,1938 1678,1935 1682,1938 1685,1935 1688,1935 1685,1932 1688,1929 1688,1925 1695,1929 1695,1925 1698,1925 1704,1919 1707,1919 1711,1922 1714,1922 1714,1919 1711,1916 1714,1909 1720,1909 1720,1913 1723,1909 1730,1909 1730,1906 1723,1906 1730,1903 1730,1897 1733,1900 1736,1897 1743,1897 1743,1893 1749,1890 1749,1887 1746,1887 1746,1880 1752,1884 1756,1880 1765,1874 1768,1874 1775,1877 1772,1871 1775,1871 1778,1871 1781,1868 1781,1861 1778,1855 1775,1855 1778,1855 1775,1852 1778,1848 1775,1845 1768,1842 1768,1839 1765,1839 1765,1832 1765,1829 1768,1829 1768,1823 1759,1816 1759,1810 1756,1810 1756,1806 1752,1803 1756,1803 1752,1800 1756,1797 1752,1797 1756,1794 1752,1790 1749,1790 1746,1787 1749,1787 1746,1784 1749,1778 1746,1774 1746,1771 1746,1768 1743,1761 1740,1758 1743,1755 1746,1752 1749,1749 1752,1749 1746,1745 1749,1745 1752,1742 1749,1739 1749,1736 1756,1733 1756,1729 1759,1726 1759,1723 1756,1720 1756,1716 1759,1713 1765,1707 1768,1700 1768,1694 1772,1691 1775,1691 1775,1688 1781,1688 1788,1681 1788,1678 1788,1675 1785,1675 1785,1671 1785,1665 1791,1665 1791,1655 1791,1649 1788,1643 1781,1633 1772,1623 1768,1617 1765,1610 1759,1607 1749,1610 1740,1607 1733,1604 1727,1604 1720,1607 1704,1610 1701,1614 1698,1614 1695,1614 1691,1601 1685,1610 1682,1607 1678,1607 1678,1604 1678,1594 1678,1588 1675,1585 1672,1578 1662,1575 1659,1575 1662,1569 1669,1569 1669,1562 1669,1559 1666,1559 1666,1556 1662,1553 1669,1553 1669,1549 1666,1549 1666,1546 1662,1543 1666,1543 1666,1540 1666,1537 1669,1540 1672,1537 1672,1527 1669,1524 1678,1517 1675,1517 1675,1511 1675,1514 1682,1517 1682,1520 1685,1520 1685,1524 1695,1520 1698,1527 1701,1524 1698,1520 1704,1520 1704,1524 1707,1520 1701,1514 1704,1514 1704,1511 1707,1511 1711,1508 1717,1511 1717,1508 1714,1501 1717,1498 1717,1495 1714,1492 1711,1492 1711,1488 1720,1485 1720,1482 1717,1479 1723,1479 1723,1475 1723,1472 1730,1472 1733,1475 1736,1472 1733,1469 1736,1469 1733,1463 1736,1459 1740,1459 1746,1459 1746,1456 1746,1453 1749,1450 1749,1453 1752,1453 1752,1450 1749,1446 1746,1443 1749,1443 1752,1443 1756,1443 1749,1440 1752,1437 1749,1434 1759,1434 1762,1430 1759,1427 1762,1424 1762,1427 1768,1424 1772,1430 1775,1427 1772,1424 1778,1421 1785,1424 1781,1418 1785,1414 1785,1411 1788,1411 1785,1408 1788,1401 1791,1408 1791,1398 1794,1401 1794,1398 1797,1401 1801,1401 1801,1392 1801,1395 1804,1392 1807,1395 1810,1395 1807,1395 1807,1392 1810,1392 1810,1389 1820,1392 1817,1389 1820,1385 1823,1389 1826,1385 1823,1385 1823,1382 1826,1382 1830,1379 1830,1382 1833,1379 1830,1379 1830,1369 1833,1369 1833,1373 1839,1376 1836,1373 1839,1373 1839,1369 1842,1366 1842,1369 1842,1366 1846,1369 1846,1366 1849,1366 1846,1363 1849,1363 1852,1363 1849,1360 1855,1356 1855,1353 1849,1356 1849,1353 1852,1353 1852,1350 1846,1350 1855,1347 1859,1344 1855,1340 1849,1337 1849,1334 1846,1337 1842,1334 1846,1331 1839,1328 1842,1324 1839,1321 1836,1324 1836,1321 1833,1318 1842,1315 1839,1311 1836,1311 1833,1305 1830,1305 1823,1308 1826,1302 1823,1302 1820,1299 1823,1299 1826,1295 1823,1295 1823,1292 1820,1292 1817,1286 1823,1286 1823,1283 1820,1273 1826,1266 1817,1270 1817,1266 1820,1263 1814,1260 1814,1257 1814,1254 1814,1250 1814,1247 1814,1244 1807,1244 1807,1237 1810,1237 1807,1237 1804,1234 1807,1228 1810,1225 1807,1221 1810,1221 1810,1218 1810,1212 1804,1209 1801,1209 1797,1209 1801,1205 1801,1196 1797,1199 1794,1196 1801,1192 1797,1189 1794,1189 1797,1189 1794,1183 1791,1186 1788,1189 1785,1186 1785,1180 1781,1180 1781,1176 1781,1173 1778,1176 1778,1170 1775,1170 1772,1173 1772,1170 1768,1164 1765,1167 1768,1160 1765,1157 1765,1160 1759,1167 1756,1164 1759,1160 1756,1157 1759,1157 1756,1157 1756,1154 1749,1154 1749,1151 1743,1154 1743,1157 1740,1157 1740,1154 1740,1147 1733,1147 1733,1151 1730,1147 1730,1144 1727,1144 1720,1144 1723,1141 1720,1141 1723,1138 1720,1138 1723,1135 1720,1131 1717,1135 1714,1131 1714,1135 1711,1131 1714,1128 1707,1128 1707,1122 1704,1115 1701,1112 1701,1109 1701,1102 1701,1093 1704,1090 1707,1083 1714,1080 1717,1070 1714,1057 1717,1054 1720,1051 1727,1048 1736,1032 1740,1025 1743,1025 1746,1016 1749,1012 1749,1006 1752,1003 1749,1000 1752,993 1759,990 1759,987 1762,987 1765,977 1762,967 1765,967 1762,964 1759,961 1762,961 1759,955 1756,955 1759,951 1759,948 1756,945 1752,945 1756,942 1752,938 1756,935 1752,935 1752,932 1749,929 1756,926 1756,922 1759,922 1756,919 1759,916 1759,913 1759,910 1759,906 1762,910 1762,906 1765,906 1765,910 1768,906 1768,903 1772,903 1772,900 1768,897 1772,893 1772,890 1772,887 1772,884 1768,884 1772,881 1768,881 1775,877 1775,871 1775,874 1775,871 1778,871 1781,871 1781,868 1785,871 1785,868 1785,871 1794,871 1797,874 1804,871 1807,871 1810,871 1814,871 1814,868 1817,865 1820,861 1820,858 1823,858 1823,855 1826,855 1830,855 1830,852 1830,848 1833,852 1836,852 1839,848 1836,848 1839,848 1836,845 1839,845 1836,845 1836,842 1839,842 1836,842 1839,836 1842,839 1842,836 1846,836 1846,832 1849,832 1852,829 1849,829 1852,829 1855,832 1852,839 1859,836 1865,842 1868,845 1871,842 1875,845 1878,842 1891,832 1936,823 2000,807 2006,807 2006,803 2010,800 2010,794 2000,778 2003,775 2000,771 2006,759 2000,742 2000,733 1990,723 1984,710 1987,694 1984,688 1987,681 1987,678 1974,675 1974,672 1971,672 1965,665 1955,662 1942,652 1942,646 1942,630 1949,611 1949,591 1958,578 1965,572 1971,569 1981,566 1987,559 1987,556 1977,553 1984,546 1990,546 1994,533 1977,514 1968,514 1968,492 1965,492 1961,492 1958,495 1952,501 1945,488 1949,485 1945,476 1955,463 1958,453 1965,440 1968,434 1971,431 1965,427 1965,421 1958,418 1952,411 1952,405 1955,402 1981,386 1984,379 2000,382 2019,386 2032,392 2045,395 2058,402 2068,405 2080,414 2087,418 2093,421 2103,418 2106,418 2112,414 2119,418 2125,411 2128,408 2132,408 2138,402 2141,402 2148,405 2151,402 2148,389 2145,386 2145,382 2138,379 2141,369 2145,366 2145,363 2145,360 2138,357 2135,353 2135,347 2132,341 2135,324 2138,318 2145,302 2138,292 2135,292 2125,289 2125,286 2125,283 2122,276 2122,270 2132,263 2132,254 2135,254 2145,250 2148,247 2151,244 2148,238 2151,231 2157,234 2167,231 2167,234 2170,244 2180,244 2186,254 2199,260 2212,273 2215,273 2219,276 2222,276 2231,279 2231,286 2238,286 2238,295 2238,302 2241,305 2247,305 2244,315 2241,318 2241,321 2238,328 2241,328 2244,331 2251,331 2251,337 2254,341 2267,341 2273,337 2280,337 2283,347 2289,347 2289,344 2292,344 2305,350 2315,341 2312,331 2315,331 2315,334 2321,341 2325,341 2328,337 2334,337 2338,344 2341,344 2347,344 2350,341 2354,328 2360,331 2366,321 2370,315 2373,315 2373,318 2379,318 2389,328 2386,341 2392,341 2395,347 2405,350 2405,360 2405,373 2402,376 2402,379 2402,395 2386,411 2383,414 2383,421 2376,424 2376,431 2370,434 2366,440 2366,443 2370,447 2370,453 2366,456 2366,459 2360,463 2354,463 2354,466 2347,466 2344,469 2334,469 2334,476 2344,482 2344,492 2347,498 2350,495 2350,498 2354,504 2366,501 2363,498 2366,495 2370,492 2373,488 2373,482 2376,479 2376,476 2376,472 2386,472 2389,472 2392,472 2399,472 2402,463 2399,459 2405,459 2405,450 2411,443 2428,440 2450,453 2453,450 2456,450 2456,447 2463,447 2466,443 2469,443 2469,437 2473,437 2473,434 2476,434 2479,431 2485,434 2492,431 2498,434 2505,434 2508,434 2514,434 2518,431 2518,434 2518,431 2521,431 2521,427 2524,427 2524,424 2524,421 2527,424 2527,421 2534,421 2537,421 2537,418 2540,418 2543,418 2543,414 2550,405 2553,398 2550,395 2553,389 2556,389 2556,392 2559,382 2563,386 2563,389 2569,386 2572,382 2575,373 2579,373 2579,369 2582,369 2582,363 2585,366 2585,363 2595,353 2595,350 2601,350 2604,347 2608,347 2611,347 2617,353 2620,353 2627,350 2633,357 2643,350 2646,350 2646,353 2649,353 2649,350 2653,347 2649,347 2656,344 2659,337 2662,337 2662,341 2665,341 2675,334 2685,324 2688,324 2688,321 2688,318 2691,315 2691,312 2694,315 2698,315 2698,312 2698,308 2707,308 2710,302 2714,305 2717,299 2714,292 2717,295 2720,295 2720,292 2723,292 2730,292 2727,289 2727,286 2733,283 2736,276 2739,279 2743,273 2746,270 2749,273 2755,267 2755,260 2762,257 2765,250 2775,254 2775,250 2778,250 2781,250 2781,247 2788,244 2784,247 2791,250 2820,254 2823,254 2826,250 2833,241 2839,228 2842,225 2842,228 2846,225 2846,218 2865,212 2865,209 2871,212 2871,209 2871,205 2878,205 2874,202 2881,196 2884,199 2887,196 2891,196 2891,193 2894,193 2903,189 2903,186 2907,186 2907,183 2913,183 2916,180 2923,180 2923,177 2923,180 2929,170 2932,170 2936,170 2939,170 2939,164 2936,167 2932,167 2932,164 2932,160 2936,164 2936,160 2936,154 2939,151 2942,151 2948,151 2945,148 2942,148 2945,144 2942,141 2945,141 2948,138 2942,135 2942,132 2952,135 2955,132 2952,128 2958,128 2961,128 2961,125 2964,125 2968,122 2974,122 2977,122 2977,119 2980,122 2984,119 2984,115 2987,115 2993,112 2993,106 2997,109 3000,103 3000,106 3003,106 3006,106 3006,99 3009,99 3009,93 3013,93 3013,90 3019,96 3019,90 3022,93 3025,90 3022,87 3025,80 3029,80 3032,83 3035,80 3032,80 3035,77 3038,80 3042,70 3045,70 3048,67 3051,67 3054,67 3061,61 3064,58 3064,61 3064,58 3067,58 3070,58 3070,54 3074,54 3074,51 3080,54 3080,48 3087,48 3093,48 3096,45 3096,48 3099,45 3103,48 3106,48 3109,45 3112,41 3116,41 3116,38 3119,41 3122,38 3128,35 3135,29 3144,25 3148,22 3151,22 3154,22 3154,25 3157,22 3157,19 3161,22 3164,19 3167,19 3170,16 3173,16 3170,13 3177,13 3177,9 3186,6 3196,13 3199,9 3202,9 3206,9 3209,9 3218,9 3222,16 3222,13 3218,13 3222,9 3225,13 3225,9 3225,6 3234,6 3234,3 3234,0 3238,3 3238,9 3241,9 3241,13 3251,13 3257,19 3260,19 3260,13 3273,16 3273,22 3270,22 3273,25 3279,22 3283,13 3286,13 3286,19 3289,22 3292,22 3296,19 3296,22 3299,22 3299,19 3302,19 3302,22 3302,25 3305,25 3308,25 3312,22 3312,25 3315,25 3318,29 3318,25 3321,29 3325,22 3331,22 3331,19 3334,19 3344,19 3341,19 3347,22 3347,25 3350,22 3353,22 3357,29 3360,29 3360,35 3360,29 3363,29 3366,35 3370,32 3373,35 3373,32 3376,32 3379,35 3379,32 3382,35 3382,32 3386,32 3389,35 3389,32 3389,38 3395,38 3398,41 3398,38 3402,41 3408,38 3408,41 3405,41 3408,45 3411,41 3411,45 3415,38 3421,41 3424,41 3421,45 3424,45 3424,48 3427,45 3431,51 3437,51 3440,54 3431,67 3431,70 3424,77 3418,99 3415,109 3411,112 3398,141 3395,160 3395,164 3392,173 3392,177 3392,180 3395,177 3395,186 3398,186 3398,193 3392,196 3398,199 3392,199 3395,199 3392,202 3395,202 3392,205 3395,209 3395,205 3398,205 3398,212 3402,212 3405,215 3411,215 3431,222 3440,222 3443,225 3447,225 3450,225 3453,228 3466,228 3469,231 3472,234 3472,238 3469,241 3469,244 3476,244 3479,241 3485,241 3485,244 3488,244 3492,244 3495,247 3498,250 3514,254 3521,257 3524,257 3530,254 3537,254 3540,260 3556,270 3559,273 3556,273 3556,279 3559,286 3562,286 3566,279 3569,283 3569,276 3575,276 3579,273 3582,273 3585,273 3588,273 3588,270 3582,263 3585,260 3591,260 3595,257 3591,250 3595,247 3601,247 3601,244 3604,241 3607,241 3611,238 3614,241 3624,234 3636,228 3640,228 3646,228 3652,222 3656,218 3659,218 3665,215 3669,218 3675,218 3678,215 3678,212 3701,209 3704,209 3714,209 3717,205 3720,205 3726,209 3726,205 3739,212 3749,212 3755,218 3759,218 3759,215 3762,218 3768,222 3771,228 3775,225 3778,225 3781,218 3784,225 3788,225 3794,222 3797,222 3797,225 3807,231 3810,228 3820,231 3823,228 3832,234 3839,234 3842,238 3845,247 3845,250 3849,250 3852,254 3852,250 3855,260 3858,260 3858,257 3861,260 3865,263 3868,263 3871,260 3874,263 3871,263 3871,267 3877,270 3881,276 3887,276 3887,279 3890,283 3903,292 3910,299 3926,302 3929,308 3935,315 3942,318 3942,321 3948,318 3945,318 3951,318 3951,321 3955,321 3951,324 3958,328 3961,331 3964,328 3971,334 3971,331 3974,337 3977,337 3974,337 3984,344 3990,350 3993,344 4000,337 4006,341 4009,344 4012,347 4019,357 4022,357 4032,360 4032,366 4038,366 4041,366 4051,373 4061,386 4077,386 4077,392 4074,405 4086,408 4096,414 4106,411 4109,414 4115,424 4125,414 4128,414 4131,421 4135,424 4148,427 4151,434 4154,431 4160,437 4167,431 4176,424 4183,427 4189,424 4193,427 4199,424 4199,418 4202,418 4205,424 4212,424 4212,431 4215,434 4218,437 4225,440 4231,447 4234,456 4238,456 4238,466 4241,466 4244,466 4250,463 4270,456 4286,453 4289,456 4295,456 4308,463 4318,459 4318,453 4324,453 4328,450 4334,450 4337,447 4344,443 4347,434 4353,434 4360,431 4373,427 4376,424 4379,424 4495,530 4540,572 4575,607 4588,617 4588,620 4598,688 4601,739 4604,739 4614,739 4620,736 4623,736 4630,742 4639,739 4646,736 4656,736 4665,742 4668,742 4678,746 4684,749 4691,752 4694,749 4697,739 4700,739 4713,736 4723,726 4733,730 4742,723 4755,723 4765,713 4768,713 4768,704 4771,701 4774,697 4774,691 4781,697 4787,697 4790,697 4794,697 4800,697 4803,713 4810,713 4813,713 4826,710 4829,707 4832,710 4836,704 4839,704 4839,694 4839,691 4845,691 4845,694 4858,701 4861,707 4858,713 4861,720 4868,723 4877,720 4881,717 4884,717 4881,710 4884,704 4890,704 4897,701 4900,701 4900,704 4903,704 4909,713 4909,717 4919,720 4926,733 4929,733 4932,726 4935,726 4942,736 4945,736 4948,739 4948,742 4945,746 4951,749 4951,752 4964,755 4961,762 4964,768 4971,768 4977,765 4987,765 4987,759 4990,752 4996,749 4999,752 5003,755 5006,752 5012,742 5016,746 5019,746 5028,755 5032,768 5035,771 5035,768 5041,775 5041,771 5045,775 5051,775 5054,778 5057,775 5064,771 5067,775 5070,775 5073,778 5077,775 5080,775 5083,775 5093,775 5099,771 5102,775 5106,771 5109,771 5112,771 5118,768 5122,768 5125,775 5125,778 5128,778 5128,784 5131,784 5131,787 5135,787 5135,794 5138,794 5138,797 5141,794 5151,800 5154,800 5154,813 5147,816 5151,819 5154,816 5154,819 5157,819 5157,816 5160,816 5163,816 5167,813 5167,819 5170,819 5176,816 5180,819 5183,819 5186,819 5186,816 5192,813 5192,816 5189,823 5192,826 5196,826 5199,819 5202,819 5199,829 5199,826 5199,832 5196,832 5196,836 5199,832 5202,836 5202,839 5205,842 5202,842 5202,845 5208,845 5212,848 5208,848 5212,852 5215,852 5218,852 5215,855 5218,855 5218,858 5221,858 5221,855 5225,855 5228,861 5231,861 5231,865 5234,865 5234,861 5241,861 5241,868 5250,868 5250,861 5254,861 5266,861 5270,865 5273,865 5270,865 5263,874 5263,877 5270,877 5279,887 5279,893 5286,897 5289,903 5289,910 5295,910 5295,916 5299,919 5299,926 5289,932 5289,935 5286,935 5282,932 5279,932 5282,938 5286,938 5289,945 5286,958 5279,961 5279,964 5273,967 5273,971 5263,983 5266,990 5270,993 5273,1003 5263,1003 5260,1006 5254,1009 5250,1022 5247,1022 5244,1019 5241,1019 5241,1016 5237,1016 5234,1019 5234,1025 5228,1028 5228,1032 5225,1035 5221,1038 5215,1054 5212,1061 5212,1064 5208,1074 5202,1074 5202,1080 5199,1086 5192,1090 5189,1083 5186,1083 5189,1077 5186,1070 5183,1077 5180,1086 5176,1093 5173,1093 5167,1106 5157,1115 5154,1119 5151,1119 5151,1125 5147,1125 5151,1128 5154,1128 5154,1138 5157,1138 5157,1144 5157,1147 5151,1147 5141,1144 5138,1141 5138,1144 5131,1144 5122,1138 5118,1138 5115,1141 5115,1144 5112,1141 5109,1144 5102,1144 5096,1157 5096,1160 5093,1167 5090,1183 5083,1196 5083,1202 5086,1205 5090,1209 5086,1215 5086,1225 5080,1228 5073,1244 5067,1247 5073,1250 5080,1254 5093,1254 5096,1257 5102,1254 5109,1257 5109,1263 5112,1266 5112,1273 5115,1276 5112,1279 5112,1283 5106,1283 5106,1286 5102,1289 5102,1299 5099,1305 5093,1305 5090,1299 5083,1305 5080,1305 5077,1308 5070,1302 5067,1302 5067,1299 5057,1292 5054,1295 5045,1299 5041,1299 5038,1302 5035,1302 5028,1299 5025,1299 5019,1299 5016,1295 5016,1292 5006,1292 4999,1295 4999,1305 4993,1318 4987,1334 4977,1344 4974,1344 4971,1356 4971,1360 4971,1363 4961,1382 4961,1389 4961,1392 4967,1392 4967,1395 4964,1414 4958,1424 4961,1440 4971,1443 4971,1450 4964,1456 4967,1466 4964,1469 4961,1469 4961,1475 4964,1479 4964,1485 4974,1492 4961,1495 4954,1504 4951,1504 4951,1511 4945,1511 4945,1517 4951,1520 4945,1527 4948,1530 4948,1537 4948,1540 4948,1543 4935,1549 4945,1556 4948,1559 4958,1556 4964,1559 4971,1565 4987,1569 4987,1572 4987,1575 4993,1585 4996,1585 4996,1591 5003,1591 5003,1601 4999,1607 5003,1610 5006,1614 5012,1630 5022,1636 5028,1630 5038,1630 5035,1633 5038,1639 5035,1639 5035,1643 5035,1649 5041,1652 5045,1659 5051,1652 5054,1652 5061,1662 5064,1668 5067,1659 5067,1652 5070,1655 5073,1662 5080,1665 5077,1671 5080,1675 5086,1678 5090,1681 5090,1691 5093,1694 5096,1694 5099,1704 5102,1707 5112,1704 5115,1710 5118,1710 5125,1710 5131,1720 5128,1726 5131,1733 5128,1739 5135,1745 5138,1752 5135,1758 5138,1755 5144,1758 5147,1765 5147,1768 5131,1790 5106,1803 5106,1806 5109,1810 5118,1816 5125,1819 5125,1832 5112,1826 5106,1823 5102,1823 5093,1816 5093,1813 5086,1816 5083,1810 5080,1810 5073,1803 5067,1803 5064,1806 5057,1803 5054,1806 5048,1806 5048,1803 5035,1803 5028,1803 5016,1800 5012,1806 5003,1797 4993,1797 4987,1787 4983,1787 4974,1794 4964,1800 4954,1800 4954,1810 4948,1810 4942,1810 4942,1813 4942,1816 4938,1823 4942,1826 4935,1829 4935,1835 4926,1839 4922,1845 4919,1848 4913,1845 4909,1848 4906,1845 4897,1852 4893,1848 4893,1842 4887,1842 4881,1842 4877,1845 4871,1842 4868,1842 4864,1842 4868,1832 4864,1832 4864,1829 4861,1829 4855,1832 4858,1826 4855,1819 4852,1819 4848,1816 4845,1819 4842,1823 4839,1819 4836,1819 4826,1832 4823,1835 4819,1832 4816,1832 4813,1826 4810,1832 4807,1832 4803,1835 4864,1893 4868,1916 4855,1919 4852,1916 4842,1913 4839,1913 4832,1913 4829,1913 4826,1909 4823,1909 4823,1903 4816,1900 4810,1900 4810,1893 4807,1897 4803,1893 4803,1897 4800,1897 4797,1900 4790,1906 4787,1906 4784,1903 4781,1903 4781,1909 4781,1913 4781,1916 4778,1916 4774,1913 4768,1909 4765,1913 4762,1922 4752,1922 4752,1916 4745,1916 4742,1925 4739,1925 4742,1919 4733,1922 4733,1925 4733,1929 4726,1929 4713,1935 4713,1942 4710,1945 4710,1948 4713,1951 4713,1954 4710,1954 4710,1958 4710,1961 4713,1964 4697,1977 4688,1987 4684,1990 4684,2003 4688,2006 4688,2016 4688,2022 4688,2025 4681,2025 4681,2032 4681,2038 4691,2038 4684,2041 4678,2044 4672,2054 4675,2057 4717,2061 4729,2061 4745,2064 4749,2064 4749,2067 4749,2070 4745,2099 4745,2109 4742,2109 4739,2134 4742,2138 4742,2141 4739,2144 4736,2147 4733,2147 4733,2151 4739,2154 4736,2157 4742,2154 4742,2157 4745,2157 4742,2160 4749,2160 4755,2167 4762,2167 4765,2170 4781,2173 4784,2176 4787,2196 4787,2199 4787,2218 4794,2224 4790,2228 4797,2231 4797,2234 4797,2237 4794,2241 4790,2244 4787,2247 4784,2244 4781,2247 4774,2250 4745,2250 4736,2250 4720,2250 4713,2250 4707,2250 4700,2241 4700,2237 4697,2234 4694,2228 4688,2231 4681,2231 4678,2231 4649,2231 4643,2241 4646,2247 4643,2253 4646,2253 4643,2257 4646,2260 4649,2260 4656,2270 4659,2266 4659,2263 4659,2257 4665,2263 4668,2263 4678,2260 4681,2263 4684,2270 4684,2273 4688,2273 4691,2273 4697,2276 4700,2282 4704,2286 4704,2292 4707,2292 4710,2295 4720,2298 4720,2302 4726,2302 4726,2305 4729,2311 4733,2311 4733,2315 4736,2318 4739,2318 4742,2318 4745,2318 4749,2315 4749,2318 4749,2321 4745,2321 4733,2331 4726,2331 4726,2337 4723,2340 4729,2347 4726,2353 4729,2356 4733,2356 4733,2363 4742,2363 4745,2369 4749,2366 4752,2366 4752,2372 4755,2369 4755,2376 4755,2379 4758,2379 4765,2379 4768,2382 4771,2385 4771,2388 4774,2388 4778,2392 4778,2398 4784,2398 4781,2404 4784,2408 4787,2411 4787,2417 4790,2417 4790,2421 4794,2421 4790,2424 4794,2427 4794,2433 4790,2437 4787,2437 4787,2443 4790,2446 4787,2449 4790,2449 4797,2453 4797,2462 4790,2462 4784,2466 4787,2469 4794,2469 4790,2472 4790,2475 4794,2475 4797,2475 4800,2475 4803,2478 4800,2485 4797,2485 4794,2488 4790,2488 4787,2498 4787,2504 4794,2507 4790,2511 4790,2514 4778,2523 4778,2527 4778,2533 4774,2536 4774,2539 4778,2543 4778,2549 4784,2552 4781,2556 4781,2559 4771,2572 4771,2575 4755,2575 4745,2572 4736,2568 4736,2575 4739,2581 4736,2591 4739,2597 4742,2604 4742,2607 4733,2610 4733,2613 4723,2613 4723,2620 4720,2620 4717,2620 4713,2623 4710,2623 4707,2639 4704,2642 4700,2642 4697,2642 4694,2649 4688,2652 4681,2652 4678,2655 4675,2665 4678,2668 4675,2671 4675,2678 4675,2681 4672,2687 4675,2691 4668,2694 4668,2700 4675,2703 4678,2710 4675,2710 4675,2713 4681,2716 4678,2723 4675,2732 4672,2732 4675,2739 4675,2742 4672,2742 4672,2761 4668,2765 4662,2771 4659,2768 4649,2771 4649,2777 4643,2787 4639,2787 4636,2784 4630,2787 4617,2787 4614,2790 4611,2803 4607,2806 4611,2813 4611,2816 4614,2822 4607,2829 4607,2839 4604,2842 4601,2845 4601,2848 4598,2858 4594,2861 4594,2867 4591,2874 4594,2877 4588,2884 4591,2884 4588,2887 4585,2893 4582,2896 4582,2900 4578,2909 4569,2916 4566,2912 4562,2916 4562,2919 4543,2919 4443,2919 4398,2919 4398,2922 4395,2925 4395,2929 4395,2941 4392,2945 4389,2954 4392,2957 4389,2961 4379,2961 4379,2964 4376,2967 4369,2970 4366,2974 4363,2977 4360,2977 4357,2977 4360,2983 4353,2986 4353,2990 4350,2999 4357,2999 4357,3003 4363,3019 4379,3022 4379,3028 4379,3035 4379,3051 4376,3057 4376,3067 4373,3070 4376,3080 4376,3083 4376,3086 4369,3086 4366,3089 4366,3093 4360,3102 4360,3109 4357,3112 4353,3115 4353,3118 4357,3121 4366,3121 4373,3121 4369,3128 4373,3131 4373,3128 4376,3131 4373,3134 4369,3138 4366,3138 4369,3141 4363,3144 4360,3150 4357,3154 4357,3157 4353,3160 4350,3163 4353,3166 4350,3170 4347,3170 4350,3173 4353,3182 4350,3182 4350,3179 4344,3179 4344,3186 4344,3189 4344,3192 4340,3195 4344,3199 4340,3202 4334,3202 4331,3205 4328,3205 4324,3205 4318,3205 4321,3208 4315,3221 4321,3227 4318,3231 4315,3234 4308,3237 4305,3240 4308,3244 4302,3247 4302,3253 4299,3256 4302,3260 4299,3266 4299,3263 4295,3266 4295,3272 4286,3269 4283,3272 4273,3269 4266,3269 4263,3272 4254,3276 4244,3276 4241,3272 4234,3279 4231,3282 4231,3285 4228,3285 4225,3282 4218,3285 4212,3292 4212,3295 4218,3298 4218,3301 4225,3308 4228,3308 4231,3311 4234,3311 4238,3311 4244,3318 4247,3321 4247,3324 4241,3324 4238,3321 4238,3324 4238,3327 4238,3330 4228,3340 4228,3343 4221,3343 4221,3350 4218,3353 4218,3356 4205,3356 4205,3363 4205,3369 4202,3369 4199,3375 4196,3379 4193,3382 4193,3385 4189,3388 4189,3391 4186,3391 4193,3404 4189,3408 4189,3414 4193,3417 4193,3414 4196,3417 4193,3424 4196,3427 4193,3430 4189,3433 4183,3436 4180,3440 4176,3443 4176,3456 4173,3462 4173,3465 4176,3465 4180,3469 4173,3472 4176,3475 4173,3478 4176,3485 4170,3488 4170,3491 4164,3494 4167,3494 4173,3498 4170,3501 4167,3504 4160,3504 4157,3501 4154,3504 4154,3514 4151,3517 4151,3520 4151,3523 4148,3530 4157,3533 4157,3536 4164,3546 4160,3549 4154,3552 4151,3562 4144,3562 4141,3565 4141,3568 4138,3572 4138,3575 4128,3578 4128,3581 4131,3584 4122,3591 4119,3594 4109,3607 4112,3610 4115,3610 4109,3617 4112,3620 4115,3620 4122,3620 4122,3626 4125,3629 4128,3629 4131,3626 4135,3626 4138,3626 4141,3626 4148,3629 4151,3633 4148,3633 4151,3639 4154,3636 4157,3639 4157,3645 4157,3649 4157,3652 4157,3655 4138,3662 4138,3665 4125,3668 4115,3668 4106,3671 4103,3671 4099,3678 4067,3687 4064,3690 4032,3703 4009,3713 4009,3719 4003,3723 4000,3723 3996,3723 3990,3726 3977,3729 3967,3732 3964,3735 3945,3742 3926,3752 3922,3755 3910,3761 3884,3768 3868,3774 3868,3777 3855,3790 3836,3797 3829,3800 3826,3800 3813,3809 3810,3809 3800,3813 3794,3816 3794,3819 3797,3822 3794,3826 3788,3835 3775,3838 3775,3835 3768,3835 3762,3835 3752,3838 3752,3845 3746,3848 3742,3842 3739,3832 3739,3829 3749,3822 3749,3816 3749,3809 3742,3809 3739,3809 3733,3806 3733,3803 3730,3803 3717,3813 3714,3809 3714,3806 3710,3809 3707,3809 3704,3806 3701,3806 3697,3803 3697,3800 3694,3797 3691,3800 3688,3797 3685,3800 3678,3800 3669,3803 3662,3800 3659,3797 3656,3800 3649,3800 3646,3797 3643,3797 3636,3800 3636,3803 3627,3809 3614,3819 3607,3819 3604,3822 3591,3829 3585,3829 3579,3829 3572,3829 3572,3826 3569,3822 3566,3822 3562,3829 3546,3832 3543,3835 3540,3832 3534,3829 3534,3819 3530,3822 3527,3822 3524,3829 3521,3829 3521,3832 3521,3835 3517,3835 3517,3829 3514,3832 3508,3826 3505,3826 3501,3826 3501,3829 3495,3829 3495,3835 3492,3838 3492,3835 3488,3829 3482,3829 3479,3832 3476,3832 3469,3832 3463,3842 3460,3838 3456,3838 3456,3835 3450,3832 3453,3832 3450,3829 3450,3826 3447,3826 3443,3826 3431,3835 3427,3835 3424,3835 3418,3838 3411,3842 3405,3838 3402,3842 3398,3842 3398,3845 3395,3842 3395,3848 3389,3848 3386,3851 3366,3858 3360,3861 3357,3861 3347,3864 3347,3867 3344,3867 3341,3871 3337,3871 3334,3874 3328,3867 3318,3867 3318,3871 3305,3874 3302,3874 3302,3880 3299,3880 3296,3883 3296,3880 3289,3877 3289,3880 3289,3883 3283,3887 3279,3883 3279,3887 3279,3890 3279,3896 3276,3896 3273,3896 3270,3899 3267,3896 3263,3903 3260,3906 3257,3906 3254,3906 3251,3906 3247,3912 3241,3916 3238,3916 3238,3912 3231,3916 3231,3919 3225,3922 3222,3925 3218,3922 3215,3925 3212,3912 3212,3916 3209,3912 3206,3912 3202,3912 3199,3916 3199,3912 3196,3919 3189,3919 3186,3922 3183,3919 3177,3919 3170,3919 3167,3916 3161,3922 3157,3925 3154,3925 3151,3925 3151,3919 3141,3919 3138,3919 3132,3916 3128,3919 3125,3919 3122,3919 3119,3925 3119,3928 3119,3932 3116,3928 3103,3941 3093,3944 3093,3948 3087,3951 3087,3954 3080,3954 3080,3951 3070,3954 3067,3951 3061,3954 3058,3951 3054,3951 3045,3954 3042,3957 3042,3964 3032,3967 3032,3970 3025,3977 3025,3980 3022,3977 3016,3977 3009,3973 3003,3977 2993,3970 2990,3970 2984,3977 2977,3977 2971,3980 2968,3980 2964,3983 2961,3983 2958,3986 2955,3993 2955,3996 2948,3999 2942,4002 2939,4002 2932,4002 2929,3999 2926,3999 2923,4002 2916,4005 2913,4015 2907,4015 2894,4015 2884,4022 2881,4025 2868,4022 2865,4022 2858,4022 2852,4022 2852,4018 2846,4022 2836,4025 2826,4031 2820,4028 2817,4031 2810,4034 2807,4034 2804,4038 2797,4041 2794,4041 2788,4047 2784,4051 2784,4054 2788,4057 2781,4063 2768,4067 2765,4067 2759,4070 2755,4070 2739,4079 2743,4083 2739,4089 2739,4092 2736,4092 2733,4096 2723,4092 2707,4096 2704,4099 2698,4099 2694,4105 2688,4105 2678,4112 2675,4112 2669,4112 2672,4102 2669,4099 2665,4096 2659,4096 2656,4092 2653,4089 2649,4089 2640,4083 2637,4083 2640,4086 2633,4102 2627,4099 2614,4108 2611,4108 2608,4112 2604,4112 2592,4115 2588,4112 2588,4108 2592,4105 2601,4099 2598,4092 2592,4092 2592,4086 2585,4092 2588,4092 2585,4096 2579,4096 2572,4105 2556,4108 2550,4112 2546,4112 2540,4105 2543,4102 2543,4099 2550,4092 2546,4092 2550,4086 2553,4086 2550,4079 2550,4076 2543,4073 2534,4079 2524,4076 2521,4079 2521,4083 2518,4086 2514,4089 2518,4092 2518,4096 2524,4096 2527,4105 2534,4108 2534,4112 2537,4112 2527,4115 2524,4118 2518,4115 2511,4115 2511,4118 2508,4121 2505,4121 2505,4124 2495,4128 2492,4131 2479,4134 2476,4147 2482,4153 2485,4153 2495,4150 2505,4147 2508,4147 2518,4147 2521,4147 2518,4147 2524,4157 2524,4163 2527,4163 2527,4169 2524,4173 2521,4173 2518,4179 2518,4182 2521,4186 2524,4189 2527,4189 2527,4192 2521,4192 2518,4189 2514,4189 2511,4182 2508,4179 2505,4186 2498,4186 2501,4202 2501,4205 2498,4208 2492,4211 2489,4211 2485,4208 2485,4202 2479,4198 2479,4202 2473,4198 2473,4202 2466,4202 2463,4202 2460,4208 2456,4208 2456,4214 2456,4218 2453,4218 2447,4221 2444,4221 2444,4214 2444,4211 2440,4211 2440,4205 2440,4202 2434,4202 2434,4198 2437,4192 2434,4192 2428,4195 2428,4198 2421,4205 2415,4205 2411,4208 2408,4211 2402,4214 2395,4218 2395,4221 2389,4224 2386,4227 2376,4224 2366,4231 2354,4227 2344,4231 2338,4237 2331,4237 2325,4243 2318,4240 2321,4237 2325,4227 2325,4224 2321,4214 2321,4211 2318,4214 2302,4218 2299,4214 2296,4218 2280,4224 2276,4231 2273,4227 2267,4227 2267,4221 2264,4221 2257,4221 2251,4231 2241,4227 2231,4231 2228,4234 2219,4231 2215,4224 2212,4221 2212,4218 2209,4218 2209,4214 2215,4214 2212,4205 2215,4202 2212,4198 2212,4192 2219,4179 2225,4176 2225,4173 2228,4173 2228,4169 2231,4166 2231,4163 2222,4163 2219,4166 2212,4157 2209,4157 2209,4153 2206,4157 2199,4157 2190,4150 2190,4153 2183,4150 2183,4147 2177,4147 2174,4137 2167,4137 2164,4134 2167,4131 2164,4128 2164,4124 2167,4121 2174,4124 2174,4121 2183,4118 2186,4115 2193,4118 2196,4115 2199,4118 2196,4121 2199,4121 2206,4118 2206,4112 2202,4108 2199,4105 2193,4105 2190,4102 2190,4099 2199,4096 2190,4086 2196,4079 2186,4079 2186,4073 2196,4063 2196,4057 2193,4060 2190,4060 2183,4057 2183,4054 2177,4054 2177,4047 2170,4047 2161,4047 2157,4044 2151,4047 2151,4041 2135,4034 2138,4031 2138,4025 2132,4022 2128,4022 2128,4018 2132,4015 2128,4012 2122,4012 2119,4015 2119,4012 2116,4009 2109,4009 2106,4009 2100,4005 2100,4009 2090,4005 2087,4002 2084,4002 2084,3999 2074,3996 2074,3993 2077,3983 2074,3980 2077,3973 2071,3973 2068,3967 2064,3967 2064,3964 2061,3964 2061,3961 2061,3957 2058,3954 2058,3951 2055,3951 2055,3948 2051,3948 2048,3944 2051,3944 2058,3938 2055,3932 2058,3928 2055,3925 2055,3922 2058,3919 2061,3912 2064,3916 2061,3909 2071,3903 2068,3899 2074,3883 2071,3880 2074,3880 2077,3880 2084,3880 2087,3871 2100,3867 2106,3861 2106,3858 2100,3858 2096,3848 2090,3845 2084,3838 2074,3842 2068,3838 2064,3838 2061,3838 2058,3838 2055,3838 2051,3838 2048,3835 2048,3832 2048,3829 2051,3829 2055,3832 2061,3829 2068,3829 2077,3826 2077,3822 2071,3819 2064,3813 2068,3806 2071,3806 2071,3803 2077,3806 2080,3803 2080,3800 2084,3800 2087,3797 2096,3803 2100,3803 2100,3800 2100,3797 2100,3793 2096,3790 2093,3784 2090,3784 2087,3781 2080,3771 2080,3764 2074,3761 2077,3755 2071,3748 2074,3745 2077,3745 2080,3742 2084,3735 2080,3732 2080,3729 2074,3719 2071,3719 2068,3719 2064,3713 2068,3707 2074,3703 2074,3700 2084,3690 2080,3684 2084,3684 2087,3681 2093,3681 2093,3678 2093,3668 2093,3665 2093,3662 2096,3655 2093,3649 2093,3645 2096,3642 2096,3636 2116,3639 2122,3636 2122,3626 2128,3623 2132,3623 2128,3617 2132,3613 2138,3613 2138,3607 2145,3604 2145,3600 2141,3597 2145,3594 2145,3591 2148,3584 2148,3581 2151,3578 2154,3578 2154,3575 2148,3568 2145,3565 2141,3559 2145,3555 2145,3549 2151,3543 2148,3539 2148,3533 2145,3530 2145,3527 2145,3523 2141,3523 2138,3523 2132,3520 2125,3520 2119,3517 2119,3514 2106,3520 2106,3523 2100,3520 2096,3517 2100,3514 2096,3514 2096,3510 2093,3507 2090,3507 2087,3501 2084,3498 2084,3494 2084,3491 2084,3488 2084,3481 2077,3481 2074,3481 2071,3488 2068,3488 2064,3491 2061,3494 2055,3504 2051,3498 2048,3494 2048,3498 2042,3498 2032,3491 2029,3488 2032,3481 2029,3481 2022,3481 2019,3485 2016,3488 2003,3485 1997,3485 1994,3488 1994,3491 1990,3494 1984,3494 1984,3498 1981,3498 1981,3501 1971,3504 1968,3507 1965,3507 1961,3510 1955,3510 1955,3514 1952,3510 1949,3514 1942,3510 1939,3514 1936,3510 1932,3510 1929,3510 1923,3514 1923,3510 1920,3514 1916,3510 1913,3510 1910,3507 1913,3507 1913,3504 1910,3498 1913,3498 1916,3491 1913,3485 1916,3481 1920,3478 1916,3475 1910,3472 1907,3465 1907,3462 1904,3456 1900,3456 1904,3453 1897,3446 1897,3443 1897,3436 1894,3430 1894,3427 1891,3427 1887,3420 1881,3424 1881,3417 1884,3414 1884,3411 1887,3408 1884,3408 1875,3408 1871,3408 1871,3411 1868,3404 1862,3395 1862,3391 1859,3388 1862,3379 1852,3369 1859,3366 1859,3363 1859,3359 1865,3359 1865,3356 1855,3353 1852,3350 1849,3350 1852,3340 1849,3334 1846,3324 1842,3314 1846,3311 1846,3305 1849,3295 1846,3292 1839,3289 1836,3282 1830,3282 1826,3276 1826,3269 1817,3269 1810,3263 1804,3250 1810,3234 1817,3221 1810,3208 1817,3205 1820,3195 1823,3195 1826,3192 1830,3179 1833,3179 1830,3173 1836,3166 1836,3163 1839,3160 1846,3163 1862,3163 1862,3160 1865,3157 1868,3150 1868,3144 1871,3138 1871,3134 1871,3131 1865,3128 1865,3121 1865,3118 1859,3115 1859,3112 1859,3109 1859,3105 1855,3105 1849,3093 1852,3089 1849,3083 1849,3076 1846,3076 1842,3070 1830,3067 1823,3064 1817,3064 1807,3054 1797,3051 1794,3044 1788,3044 1778,3038 1778,3035 1781,3031 1781,3028 1778,3028 1778,3025 1781,3022 1778,3022 1781,3019 1778,3019 1781,3015 1778,3012 1781,3006 1778,3006 1778,3003 1778,2999 1778,2996 1775,2986 1781,2983 1778,2980 1781,2980 1781,2977 1781,2970 1785,2970 1785,2961 1788,2954 1791,2954 1797,2945 1801,2945 1807,2929 1807,2925 1801,2916 1797,2909 1794,2909 1794,2900 1791,2893 1788,2893 1778,2890 1772,2877 1759,2874 1752,2867 1746,2867 1740,2858 1727,2858 1723,2858 1720,2848 1707,2842 1707,2835 1707,2832 1714,2829 1714,2826 1714,2822 1711,2816 1704,2810 1695,2800 1695,2797 1691,2800 1688,2803 1682,2803 1675,2810 1662,2810 1656,2813 1656,2816 1643,2816 1637,2819 1637,2829 1627,2839 1621,2839 1614,2842 1608,2835 1605,2832 1598,2826 1598,2822 1598,2819 1582,2806 1579,2806 1569,2810 1563,2813 1553,2810 1537,2810 1521,2816 1514,2813 1511,2813 1505,2822 1502,2826 1502,2829 1502,2832 1502,2835 1505,2835 1508,2839 1508,2842 1505,2848 1505,2855 1505,2861 1502,2867 1492,2877 1489,2877 1476,2871 1469,2861 1466,2845 1453,2835 1450,2835 1447,2839 1447,2855 1444,2861 1441,2867 1434,2877 1424,2874 1421,2884 1408,2890 1399,2890 1389,2887 1383,2880 1373,2877 1370,2867 1367,2867 1363,2867 1360,2864 1357,2855 1347,2839 1341,2835 1338,2832 1328,2832 1325,2835 1328,2839 1325,2855 1325,2858 1341,2874 1341,2877 1338,2884 1334,2884 1328,2887 1318,2887 1315,2887 1312,2887 1309,2884 1302,2877 1293,2874 1283,2874 1277,2877 1273,2877 1267,2877 1264,2877 1251,2874 1235,2877 1228,2877 1212,2884 1199,2884 1190,2884 1180,2880 1167,2880 1161,2884 1148,2896 1138,2900 1129,2900 1126,2896 1116,2896 1100,2890 1097,2890 1087,2893 1074,2896 1055,2896 1052,2896 1042,2903 1039,2906 1035,2916 1039,2922 1039,2925 1035,2929 1029,2935 1023,2948 1023,2957 1023,2961 1029,2970 1026,2986 1032,3003 1032,3006 1032,3012 1032,3015 1026,3028 1023,3031 1016,3031 987,3012 984,3009 987,2954 987,2945 984,2919 978,2903 974,2896 962,2893 955,2890 942,2890 939,2893 926,2919 913,2948 907,2954 888,2967 888,2970 884,2970 878,2967 862,2964 859,2964 846,2945 846,2938 843,2929 826,2900 826,2874 823,2867 823,2864 823,2851 830,2826 836,2819 846,2819 852,2816 852,2810 852,2803 849,2800 846,2800 830,2797 820,2800 810,2806 801,2810 762,2806 753,2806 740,2794 736,2790 730,2777 720,2774 708,2771 704,2774 695,2774 682,2777 672,2781 672,2784 666,2784 634,2784 617,2781 614,2781 598,2781 595,2781 576,2784 566,2790 556,2790 547,2790 540,2787 515,2777 489,2781 482,2777 476,2777 473,2774 460,2761 454,2758 450,2755 447,2755 431,2755 421,2758 418,2758 415,2755 402,2752 393,2752 380,2758 360,2752 348,2755 344,2755 338,2752 328,2752 328,2745 319,2742 299,2720 290,2716 280,2713 274,2710 267,2713 261,2716 251,2716 245,2720 238,2726 229,2726 222,2726 219,2732 209,2745 203,2748 196,2755 187,2771 184,2771 177,2774 174,2774 151,2781 126,2787 119,2787 119,2790 110,2797 97,2800 93,2803 84,2813 77,2813 71,2813 65,2813 65,2819 55,2826 48,2832 45,2832 39,2832 39,2835 23,2858 20,2851 13,2842 16,2839 20,2829 20,2816 13,2800 23,2777 23,2774 23,2771 23,2768 16,2758 13,2752 13,2739 13,2723 7,2716">
          <text:p/>
        </draw:polygon>
        <draw:polygon draw:style-name="gr1" draw:text-style-name="P1" draw:layer="layout" svg:width="3.121cm" svg:height="2.05cm" svg:x="5.818cm" svg:y="8.301cm" svg:viewBox="0 0 3122 2051" draw:points="7,1431 10,1428 10,1421 16,1408 19,1402 26,1392 36,1386 48,1370 55,1360 61,1347 65,1328 71,1318 74,1309 81,1299 87,1299 90,1293 87,1280 84,1273 77,1267 74,1260 77,1254 74,1244 74,1235 84,1209 84,1190 90,1177 93,1164 100,1138 110,1109 113,1100 119,1096 122,1090 129,1074 132,1064 138,1048 142,1013 142,1006 135,984 132,971 138,948 151,936 161,923 167,907 171,900 164,875 158,865 142,849 138,839 138,830 138,826 138,820 132,804 132,797 129,794 135,781 148,772 158,759 161,756 164,756 177,752 212,727 232,717 241,707 245,701 254,672 254,659 251,650 254,643 251,640 254,630 257,611 267,595 267,592 270,572 273,563 277,556 280,543 283,524 290,505 290,486 302,463 302,460 309,457 312,453 325,457 351,444 380,424 402,418 405,415 421,392 428,379 428,376 434,360 441,338 453,318 453,312 466,299 466,244 466,238 476,225 479,212 489,206 495,203 502,196 502,193 508,183 515,180 521,177 537,170 553,161 563,158 572,148 572,145 576,145 588,142 595,132 598,129 605,125 611,122 621,119 650,109 653,109 653,106 662,106 672,106 675,103 682,97 704,68 707,68 717,52 720,61 724,71 730,61 743,58 749,52 756,45 762,42 762,39 769,35 775,32 778,29 801,26 810,29 833,45 839,48 855,42 865,42 868,42 871,45 884,48 897,55 907,55 926,48 955,29 961,26 965,26 971,35 984,48 987,48 994,52 1003,58 1006,58 1023,48 1029,48 1029,45 1035,45 1039,48 1042,48 1048,52 1064,58 1087,58 1097,61 1103,55 1109,52 1122,48 1125,52 1132,61 1132,74 1132,77 1135,77 1148,71 1154,68 1167,64 1164,45 1164,42 1167,29 1167,26 1170,16 1177,7 1180,3 1187,0 1190,0 1196,3 1212,13 1225,13 1228,13 1241,16 1257,26 1267,26 1286,42 1289,45 1293,48 1299,55 1309,58 1312,58 1347,48 1354,52 1357,52 1360,55 1367,55 1367,58 1370,71 1373,77 1383,77 1392,71 1399,71 1415,71 1421,74 1434,84 1444,87 1450,90 1453,87 1466,84 1469,87 1476,87 1489,80 1492,80 1502,68 1511,68 1524,74 1530,74 1537,71 1550,74 1556,74 1569,77 1572,77 1582,74 1588,77 1595,84 1598,84 1601,97 1611,103 1614,103 1624,106 1630,109 1640,116 1659,122 1685,122 1711,135 1717,135 1723,132 1733,132 1739,142 1743,142 1749,138 1752,138 1765,138 1768,142 1788,154 1794,167 1797,170 1801,180 1810,183 1810,187 1810,190 1807,209 1810,212 1820,212 1830,212 1833,215 1836,219 1839,219 1842,219 1852,215 1865,193 1868,190 1871,187 1875,187 1881,187 1884,193 1894,196 1900,199 1907,196 1913,190 1926,193 1932,196 1936,199 1939,206 1942,209 1948,212 1955,206 1958,206 1968,212 1974,209 1984,212 1987,206 1990,206 1990,196 1993,193 2000,193 2006,190 2016,196 2016,199 2022,206 2026,212 2035,212 2042,212 2045,206 2051,206 2058,203 2071,209 2074,212 2074,215 2077,215 2084,212 2090,215 2100,215 2109,212 2116,206 2125,209 2132,209 2135,209 2141,199 2148,199 2154,203 2164,193 2164,190 2173,193 2180,193 2183,203 2186,203 2190,203 2193,199 2190,193 2190,190 2193,187 2202,193 2202,196 2206,203 2202,212 2199,215 2199,219 2209,228 2218,228 2225,232 2235,238 2235,241 2231,241 2231,244 2228,251 2228,254 2228,264 2235,264 2241,270 2244,267 2247,270 2251,273 2257,273 2267,270 2270,273 2273,277 2276,277 2276,280 2280,283 2283,283 2286,286 2292,286 2299,289 2305,286 2312,286 2315,289 2318,293 2312,302 2315,306 2321,309 2325,315 2328,312 2328,315 2331,318 2341,318 2337,322 2341,325 2350,341 2350,347 2350,351 2354,354 2357,354 2354,360 2357,363 2363,376 2363,386 2366,392 2366,399 2363,405 2360,402 2360,408 2360,412 2370,412 2379,418 2379,421 2382,424 2379,428 2376,424 2366,428 2366,431 2370,431 2373,431 2376,431 2376,434 2376,437 2379,437 2382,441 2386,441 2386,447 2392,447 2389,450 2392,453 2389,453 2386,450 2382,450 2379,453 2376,457 2376,460 2376,466 2376,470 2376,473 2370,470 2370,476 2366,479 2370,486 2366,486 2363,489 2366,492 2376,498 2373,502 2376,508 2373,515 2376,518 2376,521 2370,527 2366,534 2370,537 2370,540 2370,543 2373,543 2373,547 2370,550 2376,553 2376,556 2382,560 2382,563 2386,563 2386,566 2386,569 2389,569 2392,572 2395,572 2395,576 2399,576 2399,579 2402,582 2399,588 2399,592 2402,598 2399,598 2392,595 2392,598 2392,601 2392,605 2389,608 2395,611 2392,614 2392,617 2395,624 2395,630 2395,633 2395,637 2389,640 2382,643 2379,643 2379,646 2382,650 2376,646 2373,646 2379,650 2376,653 2373,653 2376,656 2376,662 2379,666 2382,672 2389,666 2389,675 2392,679 2395,682 2399,685 2399,688 2402,688 2408,691 2408,688 2415,685 2415,688 2418,688 2418,691 2421,695 2418,695 2411,695 2415,701 2418,698 2421,701 2421,704 2424,704 2424,707 2418,707 2418,711 2421,711 2427,714 2427,717 2424,720 2424,723 2427,723 2431,727 2431,730 2434,730 2431,733 2427,733 2431,733 2427,736 2431,736 2434,736 2437,736 2437,740 2440,740 2440,746 2444,749 2447,752 2453,756 2453,759 2456,759 2453,762 2456,765 2456,768 2460,768 2469,772 2466,775 2469,775 2466,778 2476,781 2476,785 2479,781 2482,785 2485,781 2489,785 2489,788 2498,794 2501,794 2501,797 2505,801 2498,804 2498,810 2498,820 2498,826 2492,830 2495,833 2508,842 2508,846 2514,846 2517,849 2514,852 2517,852 2521,855 2517,862 2521,865 2524,868 2524,871 2524,875 2527,878 2530,875 2534,875 2540,881 2543,881 2543,887 2553,887 2556,891 2563,891 2566,894 2556,903 2553,903 2546,913 2540,923 2540,926 2543,929 2546,923 2550,923 2550,926 2546,932 2540,939 2543,942 2540,948 2543,948 2543,952 2543,955 2540,955 2537,958 2534,961 2534,968 2524,971 2521,971 2524,977 2524,984 2527,987 2524,990 2521,997 2517,994 2514,997 2511,997 2511,1000 2511,1003 2514,1010 2514,1013 2511,1013 2517,1016 2514,1019 2511,1022 2511,1026 2514,1029 2511,1039 2514,1039 2514,1042 2517,1042 2517,1045 2514,1051 2517,1051 2517,1055 2521,1055 2530,1064 2537,1064 2540,1064 2546,1067 2550,1067 2563,1067 2563,1061 2569,1061 2569,1058 2572,1055 2579,1055 2582,1055 2585,1055 2598,1055 2601,1058 2608,1061 2611,1055 2614,1055 2614,1058 2620,1058 2620,1055 2624,1055 2627,1061 2630,1061 2633,1058 2636,1058 2640,1051 2643,1048 2643,1045 2643,1042 2646,1039 2643,1042 2640,1039 2643,1035 2646,1035 2653,1039 2659,1035 2662,1035 2662,1039 2659,1039 2656,1048 2662,1045 2665,1045 2665,1051 2672,1051 2672,1055 2678,1055 2681,1061 2688,1055 2694,1055 2698,1055 2701,1058 2704,1058 2704,1055 2707,1055 2723,1051 2730,1055 2733,1055 2726,1048 2730,1045 2736,1051 2743,1045 2746,1048 2749,1055 2755,1055 2762,1058 2765,1067 2772,1064 2775,1058 2778,1058 2778,1064 2781,1064 2788,1061 2800,1058 2804,1061 2807,1064 2807,1058 2807,1055 2807,1051 2813,1055 2817,1058 2813,1061 2817,1061 2813,1064 2817,1067 2813,1067 2820,1071 2823,1064 2829,1061 2829,1058 2836,1058 2842,1051 2845,1055 2849,1051 2852,1055 2855,1058 2858,1055 2862,1061 2865,1064 2865,1067 2868,1074 2874,1074 2874,1077 2878,1077 2878,1080 2881,1080 2884,1084 2884,1087 2887,1087 2894,1087 2894,1084 2897,1087 2897,1090 2894,1093 2894,1100 2890,1100 2890,1106 2884,1109 2881,1112 2871,1119 2871,1125 2871,1129 2868,1132 2865,1138 2868,1145 2865,1148 2874,1148 2874,1151 2874,1154 2871,1157 2868,1161 2871,1161 2868,1167 2868,1164 2865,1164 2865,1167 2865,1174 2865,1177 2865,1180 2868,1183 2865,1186 2868,1190 2865,1193 2865,1196 2865,1199 2862,1206 2855,1209 2855,1212 2852,1212 2852,1215 2852,1219 2852,1222 2852,1225 2855,1225 2855,1228 2858,1231 2858,1238 2865,1238 2865,1241 2868,1244 2868,1251 2871,1254 2874,1257 2881,1264 2884,1264 2887,1257 2890,1254 2897,1244 2900,1241 2907,1241 2907,1235 2910,1222 2929,1209 2935,1209 2939,1206 2948,1209 2955,1212 2955,1215 2958,1215 2968,1225 2968,1228 2968,1231 2974,1231 2974,1235 2977,1231 2980,1231 2980,1241 2977,1241 2977,1248 2984,1241 2987,1235 2993,1228 2993,1225 2996,1225 3000,1231 3003,1231 3003,1225 3003,1222 3006,1219 3006,1215 3006,1212 3009,1212 3013,1212 3013,1209 3013,1206 3016,1203 3019,1209 3022,1212 3025,1215 3025,1219 3029,1219 3025,1222 3025,1225 3032,1228 3035,1228 3035,1231 3032,1235 3035,1244 3032,1251 3035,1254 3035,1257 3041,1267 3041,1270 3048,1276 3048,1280 3054,1283 3061,1286 3058,1289 3054,1289 3054,1296 3051,1302 3041,1305 3045,1312 3051,1315 3058,1315 3061,1321 3064,1325 3080,1338 3087,1334 3093,1331 3096,1334 3099,1331 3106,1331 3106,1328 3106,1325 3106,1321 3112,1325 3115,1321 3119,1321 3122,1321 3119,1325 3122,1328 3093,1354 3087,1360 3087,1366 3090,1366 3087,1370 3070,1383 3061,1392 3048,1412 3038,1424 3035,1440 3032,1444 3025,1444 3013,1447 3000,1453 2987,1457 3003,1466 2996,1482 2993,1482 2993,1489 2993,1492 2990,1492 2987,1495 2984,1501 2964,1501 2955,1505 2939,1518 2926,1534 2910,1563 2884,1604 2881,1624 2881,1630 2878,1627 2874,1630 2868,1633 2868,1636 2868,1640 2865,1646 2868,1649 2862,1662 2855,1685 2852,1688 2855,1691 2852,1691 2849,1694 2845,1691 2845,1694 2842,1694 2839,1694 2839,1691 2836,1691 2836,1688 2833,1685 2829,1681 2820,1688 2820,1691 2817,1691 2813,1691 2813,1694 2797,1694 2746,1694 2678,1694 2685,1698 2681,1698 2678,1698 2678,1694 2675,1694 2672,1698 2669,1701 2669,1704 2665,1704 2662,1707 2659,1707 2659,1710 2653,1710 2649,1710 2646,1704 2643,1704 2640,1710 2636,1710 2633,1714 2627,1707 2627,1701 2624,1704 2617,1704 2617,1707 2614,1707 2611,1701 2608,1704 2601,1701 2598,1704 2601,1704 2598,1704 2595,1710 2595,1707 2591,1707 2591,1710 2588,1707 2585,1707 2582,1704 2579,1704 2575,1707 2569,1707 2569,1710 2563,1710 2559,1714 2553,1717 2550,1717 2546,1717 2550,1720 2546,1723 2540,1727 2540,1730 2540,1733 2540,1736 2534,1736 2537,1736 2534,1739 2534,1743 2530,1739 2530,1743 2527,1739 2524,1739 2521,1743 2521,1746 2524,1749 2521,1749 2524,1749 2524,1752 2517,1752 2521,1755 2517,1759 2517,1755 2514,1755 2511,1755 2501,1762 2498,1765 2495,1765 2495,1768 2492,1768 2492,1772 2489,1768 2492,1772 2489,1772 2489,1775 2485,1775 2485,1778 2479,1778 2476,1778 2476,1781 2472,1778 2472,1775 2469,1781 2463,1778 2463,1784 2463,1781 2460,1784 2456,1784 2453,1788 2453,1781 2450,1781 2444,1781 2440,1788 2434,1794 2431,1791 2431,1794 2427,1797 2431,1797 2427,1800 2424,1800 2427,1807 2427,1804 2427,1807 2424,1810 2421,1810 2421,1813 2418,1810 2415,1813 2411,1810 2411,1813 2408,1807 2405,1807 2405,1810 2408,1813 2405,1813 2402,1813 2399,1813 2402,1813 2399,1820 2392,1817 2386,1807 2386,1813 2382,1813 2382,1810 2379,1810 2376,1810 2376,1813 2373,1807 2370,1807 2370,1804 2370,1807 2366,1807 2360,1804 2363,1800 2363,1794 2360,1794 2360,1800 2354,1804 2354,1800 2354,1797 2350,1797 2350,1794 2347,1794 2347,1797 2344,1794 2341,1797 2337,1794 2334,1794 2341,1788 2334,1788 2331,1781 2325,1778 2318,1784 2315,1784 2312,1778 2318,1772 2312,1772 2305,1772 2305,1762 2299,1759 2296,1752 2292,1752 2292,1755 2296,1755 2296,1762 2292,1762 2289,1752 2286,1755 2286,1759 2280,1755 2276,1746 2273,1749 2270,1749 2267,1743 2267,1736 2263,1739 2260,1739 2267,1736 2267,1730 2263,1727 2263,1733 2260,1733 2257,1730 2254,1730 2251,1727 2247,1723 2251,1720 2238,1717 2235,1720 2231,1717 2228,1714 2218,1717 2215,1714 2218,1710 2215,1707 2209,1710 2206,1714 2212,1717 2199,1730 2202,1723 2202,1714 2199,1710 2190,1707 2190,1710 2183,1710 2183,1714 2186,1720 2183,1723 2173,1717 2170,1717 2167,1717 2161,1720 2157,1720 2154,1720 2151,1723 2151,1727 2151,1723 2148,1714 2145,1723 2135,1730 2132,1727 2128,1733 2122,1723 2116,1730 2116,1727 2119,1717 2116,1714 2109,1717 2106,1714 2103,1717 2100,1720 2103,1720 2106,1723 2109,1723 2109,1720 2112,1723 2109,1730 2106,1733 2103,1736 2100,1739 2096,1736 2096,1733 2090,1733 2087,1730 2084,1730 2080,1733 2077,1727 2077,1720 2067,1717 2067,1720 2067,1727 2061,1723 2055,1727 2045,1730 2035,1736 2035,1743 2029,1743 2032,1749 2032,1752 2029,1755 2032,1759 2032,1762 2029,1762 2029,1765 2035,1765 2035,1768 2032,1765 2029,1768 2026,1765 2019,1762 2016,1759 2016,1755 2013,1759 2013,1755 2016,1749 2013,1743 1997,1733 1997,1730 1993,1733 1990,1733 1987,1733 1981,1733 1977,1727 1974,1723 1977,1720 1971,1717 1971,1720 1971,1717 1965,1717 1965,1714 1961,1714 1961,1720 1958,1717 1961,1717 1955,1717 1952,1714 1948,1717 1945,1714 1939,1717 1926,1723 1926,1720 1926,1714 1923,1714 1920,1704 1916,1704 1907,1714 1907,1723 1910,1727 1913,1727 1920,1723 1923,1723 1926,1723 1926,1730 1923,1733 1920,1733 1910,1736 1903,1736 1891,1733 1884,1739 1881,1746 1875,1752 1881,1765 1878,1765 1875,1768 1868,1772 1865,1775 1862,1781 1855,1791 1852,1794 1839,1800 1849,1820 1846,1823 1839,1823 1833,1823 1833,1813 1830,1810 1810,1813 1807,1817 1804,1820 1797,1823 1794,1833 1791,1836 1788,1833 1778,1820 1775,1820 1772,1829 1768,1839 1765,1842 1762,1842 1756,1842 1756,1826 1746,1817 1743,1817 1739,1820 1746,1833 1743,1839 1739,1839 1736,1833 1727,1833 1727,1823 1717,1817 1714,1813 1688,1823 1685,1820 1675,1813 1672,1823 1669,1823 1669,1829 1666,1833 1662,1836 1656,1839 1649,1839 1649,1842 1646,1842 1643,1839 1637,1842 1637,1845 1633,1845 1627,1849 1621,1849 1617,1849 1614,1849 1611,1855 1608,1858 1598,1862 1598,1865 1595,1865 1592,1871 1595,1871 1595,1874 1588,1881 1592,1884 1595,1887 1585,1890 1582,1894 1582,1900 1576,1897 1576,1900 1579,1903 1572,1907 1572,1910 1576,1916 1585,1919 1582,1923 1582,1926 1585,1926 1588,1926 1595,1929 1592,1932 1595,1935 1588,1939 1588,1942 1585,1942 1585,1945 1585,1948 1588,1952 1592,1958 1595,1958 1598,1964 1601,1964 1601,1968 1608,1971 1604,1974 1604,1977 1611,1981 1608,1984 1608,1987 1608,1993 1601,1997 1604,2003 1601,2006 1601,2009 1592,2009 1588,2013 1582,2013 1582,2016 1579,2016 1579,2022 1569,2022 1566,2019 1559,2022 1559,2019 1556,2019 1547,2022 1540,2022 1534,2026 1527,2026 1521,2032 1527,2038 1527,2045 1524,2048 1518,2051 1521,2045 1508,2038 1505,2029 1498,2022 1498,2016 1495,2009 1492,2006 1489,2006 1482,2006 1485,2000 1482,1997 1479,1990 1473,1987 1463,1990 1437,1990 1431,1990 1421,1990 1415,1990 1408,1984 1399,1977 1386,1987 1379,1987 1367,1984 1341,1990 1334,1990 1325,1987 1315,1993 1309,1990 1302,1997 1299,1997 1296,1993 1296,1990 1286,1987 1273,1987 1264,1981 1260,1984 1254,1981 1248,1981 1248,1977 1235,1981 1232,1974 1232,1971 1225,1971 1225,1968 1219,1964 1215,1961 1212,1961 1209,1958 1203,1958 1199,1952 1196,1952 1193,1948 1193,1939 1187,1935 1180,1935 1177,1932 1170,1932 1164,1932 1151,1919 1145,1926 1135,1929 1125,1929 1122,1926 1119,1926 1116,1926 1109,1929 1106,1929 1106,1926 1097,1916 1087,1916 1080,1919 1077,1913 1074,1919 1068,1913 1061,1916 1058,1916 1055,1913 1051,1910 1048,1913 1042,1916 1039,1916 1029,1916 1026,1916 1023,1916 1019,1916 1013,1907 1006,1907 994,1897 984,1900 978,1903 974,1900 971,1903 965,1900 958,1907 955,1903 952,1903 949,1903 949,1900 945,1897 939,1894 939,1890 936,1887 929,1884 920,1874 910,1878 907,1878 904,1874 900,1878 897,1871 891,1868 888,1871 884,1871 881,1874 878,1874 871,1871 865,1874 862,1874 859,1871 855,1871 849,1871 843,1871 839,1871 826,1878 823,1878 820,1878 817,1878 810,1878 807,1874 801,1878 797,1878 791,1881 772,1871 752,1884 743,1887 730,1894 724,1894 720,1890 717,1887 714,1887 707,1884 704,1881 701,1878 698,1871 695,1871 691,1874 688,1874 685,1871 679,1871 672,1865 669,1865 669,1862 656,1855 650,1849 646,1849 646,1845 643,1842 643,1839 637,1829 634,1829 634,1823 621,1829 617,1829 614,1826 608,1826 608,1823 605,1823 601,1823 601,1826 598,1823 595,1826 588,1820 585,1823 566,1836 563,1839 556,1839 547,1845 543,1845 540,1845 531,1849 518,1845 505,1845 505,1842 495,1836 492,1836 489,1826 479,1829 473,1829 470,1829 463,1826 460,1823 463,1823 460,1820 457,1817 463,1807 457,1804 457,1797 453,1797 447,1788 444,1784 434,1778 431,1772 428,1765 425,1765 415,1759 415,1755 418,1752 415,1746 418,1736 421,1736 421,1733 421,1730 418,1723 415,1723 412,1723 412,1720 408,1723 408,1720 408,1717 405,1720 402,1717 402,1714 396,1714 399,1710 396,1710 399,1707 392,1704 392,1701 389,1704 386,1701 386,1698 386,1694 383,1698 380,1698 380,1694 380,1691 370,1688 370,1685 373,1685 370,1681 367,1669 370,1669 373,1669 373,1662 376,1669 380,1669 376,1662 380,1659 376,1659 370,1662 373,1656 376,1656 380,1653 376,1653 370,1653 370,1649 370,1646 367,1649 364,1646 370,1646 370,1643 373,1643 376,1640 370,1640 373,1633 367,1633 370,1633 370,1630 367,1624 364,1627 364,1624 367,1617 370,1617 370,1614 373,1611 380,1614 380,1611 373,1611 376,1604 376,1601 367,1601 373,1598 373,1595 367,1591 360,1588 364,1585 370,1585 367,1582 373,1582 364,1575 357,1579 360,1569 360,1566 354,1566 357,1563 351,1559 357,1559 354,1553 360,1556 360,1559 364,1556 364,1553 367,1550 360,1546 360,1543 357,1537 351,1534 344,1537 347,1530 351,1530 351,1527 347,1530 344,1527 347,1521 344,1518 335,1524 335,1521 331,1524 331,1521 335,1518 331,1514 325,1518 322,1518 322,1514 319,1514 319,1518 315,1518 319,1524 315,1530 312,1527 312,1521 309,1514 306,1514 302,1514 302,1511 306,1508 296,1501 293,1498 290,1492 283,1489 280,1492 273,1498 270,1501 264,1495 261,1489 254,1489 251,1498 251,1514 248,1514 248,1518 241,1508 235,1492 235,1485 248,1469 248,1460 245,1457 241,1457 225,1469 216,1479 212,1479 203,1476 196,1479 193,1485 196,1485 209,1492 209,1495 212,1498 209,1498 200,1498 187,1489 183,1489 180,1492 180,1505 174,1505 167,1498 161,1485 155,1485 138,1495 129,1511 126,1511 116,1505 110,1508 110,1511 110,1518 106,1524 90,1537 93,1550 90,1553 87,1553 81,1537 71,1524 65,1521 55,1514 45,1521 42,1521 39,1514 42,1508 36,1505 29,1501 26,1501 13,1505 13,1479 10,1469 10,1450 0,1444 0,1437 0,1434">
          <text:p/>
        </draw:polygon>
        <draw:polygon draw:style-name="gr1" draw:text-style-name="P1" draw:layer="layout" svg:width="4.236cm" svg:height="2.699cm" svg:x="6.532cm" svg:y="6.967cm" svg:viewBox="0 0 4237 2700" draw:points="3,1386 0,1382 0,1379 0,1376 3,1369 13,1357 22,1347 26,1344 45,1337 48,1334 55,1324 74,1315 77,1315 80,1312 106,1305 119,1299 122,1299 129,1286 145,1273 148,1267 174,1251 183,1247 196,1238 215,1231 225,1225 231,1222 241,1215 251,1206 267,1202 280,1196 289,1193 292,1189 296,1189 299,1183 309,1173 312,1170 334,1154 337,1144 341,1141 347,1135 363,1112 376,1071 379,1061 395,1042 402,1042 402,1038 408,1035 415,1025 437,1009 440,1000 440,993 450,971 460,964 479,958 482,952 489,945 501,923 501,919 501,910 495,897 495,887 479,874 476,868 482,858 489,845 495,842 498,842 518,845 527,845 540,839 543,836 550,826 559,817 562,807 566,797 569,784 588,768 591,765 591,762 591,759 591,755 595,743 598,726 595,723 591,704 585,694 582,691 585,685 582,669 585,662 588,659 601,659 611,656 614,656 617,649 627,646 633,630 633,620 640,611 643,601 656,585 662,582 681,582 685,582 704,569 707,562 710,540 704,534 701,524 701,508 704,492 704,489 704,485 698,476 701,460 717,424 720,421 723,418 723,415 726,411 730,408 752,395 762,386 765,376 781,350 788,344 800,334 807,331 807,328 823,299 829,296 833,283 836,280 839,280 849,273 858,267 887,260 907,260 919,257 929,254 932,254 939,251 945,244 952,241 968,228 971,222 977,202 987,180 1000,154 1000,148 1016,125 1016,122 1022,122 1025,122 1032,116 1042,109 1042,103 1048,103 1054,103 1061,103 1070,93 1074,90 1087,87 1096,80 1096,77 1103,77 1128,71 1151,64 1154,64 1161,61 1164,61 1173,45 1180,38 1186,35 1196,22 1199,16 1206,16 1215,16 1222,10 1228,6 1238,6 1244,3 1251,0 1257,3 1267,6 1276,10 1296,32 1305,35 1305,42 1315,42 1321,45 1325,45 1337,42 1357,48 1370,42 1379,42 1392,45 1395,48 1398,48 1408,45 1424,45 1427,45 1431,48 1437,51 1450,64 1453,67 1459,67 1466,71 1492,67 1517,77 1524,80 1533,80 1543,80 1553,74 1572,71 1575,71 1591,71 1594,71 1611,74 1643,74 1649,74 1649,71 1659,67 1672,64 1681,64 1685,61 1697,64 1707,67 1713,80 1717,84 1730,96 1739,96 1778,100 1787,96 1797,90 1807,87 1823,90 1826,90 1829,93 1829,100 1829,106 1823,109 1813,109 1807,116 1800,141 1800,154 1800,157 1803,164 1803,190 1820,219 1823,228 1823,235 1836,254 1839,254 1855,257 1861,260 1865,260 1865,257 1884,244 1890,238 1903,209 1916,183 1919,180 1932,180 1939,183 1951,186 1955,193 1961,209 1964,235 1964,244 1961,299 1964,302 1993,321 2000,321 2003,318 2009,305 2009,302 2009,296 2009,293 2003,276 2006,260 2000,251 2000,247 2000,238 2006,225 2012,219 2016,215 2016,212 2012,206 2016,196 2019,193 2029,186 2032,186 2051,186 2064,183 2074,180 2077,180 2093,186 2103,186 2106,190 2115,190 2125,186 2138,174 2144,170 2157,170 2167,174 2176,174 2189,174 2205,167 2212,167 2228,164 2241,167 2244,167 2250,167 2254,167 2260,164 2270,164 2279,167 2286,174 2289,177 2292,177 2295,177 2305,177 2311,174 2315,174 2318,167 2318,164 2302,148 2302,145 2305,129 2302,125 2305,122 2315,122 2318,125 2324,129 2334,145 2337,154 2340,157 2344,157 2347,157 2350,167 2360,170 2366,177 2376,180 2385,180 2398,174 2401,164 2411,167 2418,157 2421,151 2424,145 2424,129 2427,125 2430,125 2443,135 2446,151 2453,161 2466,167 2469,167 2479,157 2482,151 2482,145 2482,138 2485,132 2485,129 2482,125 2479,125 2479,122 2479,119 2479,116 2482,112 2488,103 2491,103 2498,106 2514,100 2530,100 2540,103 2546,100 2556,96 2559,96 2575,109 2575,112 2575,116 2582,122 2585,125 2591,132 2598,129 2604,129 2614,119 2614,109 2620,106 2633,106 2633,103 2639,100 2652,100 2659,93 2665,93 2668,90 2672,87 2672,90 2681,100 2688,106 2691,112 2691,116 2691,119 2684,122 2684,125 2684,132 2697,138 2700,148 2704,148 2717,148 2723,157 2729,157 2736,164 2749,167 2755,180 2765,183 2768,183 2771,190 2771,199 2774,199 2778,206 2784,215 2784,219 2778,235 2774,235 2768,244 2765,244 2762,251 2762,260 2758,260 2758,267 2758,270 2755,270 2758,273 2752,276 2755,286 2755,289 2755,293 2755,296 2758,296 2755,302 2758,305 2755,309 2758,309 2755,312 2758,312 2755,315 2755,318 2758,318 2758,321 2755,325 2755,328 2765,334 2771,334 2774,341 2784,344 2794,354 2800,354 2807,357 2819,360 2823,366 2826,366 2826,373 2829,379 2826,383 2832,395 2836,395 2836,399 2836,402 2836,405 2842,408 2842,411 2842,418 2848,421 2848,424 2848,428 2845,434 2845,440 2842,447 2839,450 2839,453 2823,453 2816,450 2813,453 2813,456 2807,463 2810,469 2807,469 2803,482 2800,485 2797,485 2794,495 2787,498 2794,511 2787,524 2781,540 2787,553 2794,559 2803,559 2803,566 2807,572 2813,572 2816,579 2823,582 2826,585 2823,595 2823,601 2819,604 2823,614 2826,624 2829,630 2826,640 2829,640 2832,643 2842,646 2842,649 2836,649 2836,653 2836,656 2829,659 2839,669 2836,678 2839,681 2839,685 2845,694 2848,701 2848,698 2852,698 2861,698 2864,698 2861,701 2861,704 2858,707 2858,714 2864,710 2868,717 2871,717 2871,720 2874,726 2874,733 2874,736 2881,743 2877,746 2881,746 2884,752 2884,755 2887,762 2893,765 2897,768 2893,771 2890,775 2893,781 2890,788 2887,788 2890,794 2890,797 2887,797 2890,800 2893,800 2897,804 2900,800 2900,804 2906,800 2909,800 2913,800 2916,804 2919,800 2926,804 2929,800 2932,804 2932,800 2938,800 2942,797 2945,797 2948,794 2958,791 2958,788 2961,788 2961,784 2967,784 2971,781 2971,778 2974,775 2980,775 2993,778 2996,775 2999,771 3006,771 3009,771 3006,778 3009,781 3019,788 3025,788 3025,784 3028,788 3032,794 3038,784 3041,781 3045,778 3048,778 3051,771 3054,771 3061,771 3061,778 3061,781 3061,784 3061,788 3064,791 3067,797 3070,797 3073,800 3073,804 3077,804 3073,807 3077,810 3083,813 3083,810 3096,804 3096,807 3102,810 3109,810 3115,813 3118,813 3122,813 3122,817 3122,820 3125,823 3125,829 3128,833 3122,839 3122,845 3118,849 3122,855 3125,858 3131,865 3131,868 3128,868 3125,871 3125,874 3122,881 3122,884 3118,887 3122,890 3122,894 3115,897 3115,903 3109,903 3105,907 3109,913 3105,913 3099,916 3099,926 3093,929 3073,926 3073,932 3070,935 3070,939 3073,945 3070,952 3070,955 3070,958 3070,968 3070,971 3064,971 3061,974 3057,974 3061,980 3051,990 3051,993 3045,997 3041,1003 3045,1009 3048,1009 3051,1009 3057,1019 3057,1022 3061,1025 3057,1032 3054,1035 3051,1035 3048,1038 3054,1045 3051,1051 3057,1054 3057,1061 3064,1071 3067,1074 3070,1074 3073,1080 3077,1083 3077,1087 3077,1090 3077,1093 3073,1093 3064,1087 3061,1090 3057,1090 3057,1093 3054,1096 3048,1093 3048,1096 3045,1096 3041,1103 3048,1109 3054,1112 3054,1116 3045,1119 3038,1119 3032,1122 3028,1119 3025,1119 3025,1122 3025,1125 3028,1128 3032,1128 3035,1128 3038,1128 3041,1128 3045,1128 3051,1132 3061,1128 3067,1135 3073,1138 3077,1148 3083,1148 3083,1151 3077,1157 3064,1161 3061,1170 3054,1170 3051,1170 3048,1170 3051,1173 3045,1189 3048,1193 3038,1199 3041,1206 3038,1202 3035,1209 3032,1212 3032,1215 3035,1218 3032,1222 3035,1228 3028,1234 3025,1234 3028,1238 3032,1238 3032,1241 3035,1241 3035,1244 3038,1247 3038,1251 3038,1254 3041,1254 3041,1257 3045,1257 3048,1263 3054,1263 3051,1270 3054,1273 3051,1283 3051,1286 3061,1289 3061,1292 3064,1292 3067,1295 3077,1299 3077,1295 3083,1299 3086,1299 3093,1299 3096,1302 3096,1305 3099,1302 3105,1302 3109,1305 3105,1308 3105,1312 3109,1312 3115,1315 3115,1321 3112,1324 3128,1331 3128,1337 3134,1334 3138,1337 3147,1337 3154,1337 3154,1344 3160,1344 3160,1347 3167,1350 3170,1350 3173,1347 3173,1353 3163,1363 3163,1369 3173,1369 3167,1376 3176,1386 3167,1389 3167,1392 3170,1395 3176,1395 3179,1398 3183,1402 3183,1408 3176,1411 3173,1411 3176,1408 3173,1405 3170,1408 3163,1405 3160,1408 3151,1411 3151,1414 3144,1411 3141,1414 3141,1418 3144,1421 3141,1424 3144,1427 3151,1427 3154,1437 3160,1437 3160,1440 3167,1443 3167,1440 3176,1447 3183,1447 3186,1443 3186,1447 3189,1447 3196,1456 3199,1453 3208,1453 3208,1456 3205,1459 3205,1463 3202,1463 3202,1466 3196,1469 3189,1482 3189,1488 3192,1492 3189,1495 3192,1504 3186,1504 3186,1508 3189,1508 3189,1511 3192,1514 3196,1521 3205,1524 3208,1521 3218,1517 3228,1521 3234,1511 3241,1511 3244,1511 3244,1517 3250,1517 3253,1521 3257,1514 3273,1508 3276,1504 3279,1508 3295,1504 3298,1501 3298,1504 3302,1514 3302,1517 3298,1527 3295,1530 3302,1533 3308,1527 3315,1527 3321,1521 3331,1517 3343,1521 3353,1514 3363,1517 3366,1514 3372,1511 3372,1508 3379,1504 3385,1501 3388,1498 3392,1495 3398,1495 3405,1488 3405,1485 3411,1482 3414,1482 3411,1488 3411,1492 3417,1492 3417,1495 3417,1501 3421,1501 3421,1504 3421,1511 3424,1511 3430,1508 3433,1508 3433,1504 3433,1498 3437,1498 3440,1492 3443,1492 3450,1492 3450,1488 3456,1492 3456,1488 3462,1492 3462,1498 3466,1501 3469,1501 3475,1498 3478,1495 3478,1492 3475,1476 3482,1476 3485,1469 3488,1472 3491,1479 3495,1479 3498,1482 3504,1482 3504,1479 3501,1479 3498,1476 3495,1472 3495,1469 3498,1463 3501,1463 3504,1459 3504,1453 3501,1453 3501,1447 3495,1437 3498,1437 3495,1437 3485,1437 3482,1437 3472,1440 3462,1443 3459,1443 3453,1437 3456,1424 3469,1421 3472,1418 3482,1414 3482,1411 3485,1411 3488,1408 3488,1405 3495,1405 3501,1408 3504,1405 3514,1402 3511,1402 3511,1398 3504,1395 3501,1386 3495,1386 3495,1382 3491,1379 3495,1376 3498,1373 3498,1369 3501,1366 3511,1369 3520,1363 3527,1366 3527,1369 3530,1376 3527,1376 3523,1382 3527,1382 3520,1389 3520,1392 3517,1395 3523,1402 3527,1402 3533,1398 3549,1395 3556,1386 3562,1386 3565,1382 3562,1382 3569,1376 3569,1382 3575,1382 3578,1389 3569,1395 3565,1398 3565,1402 3569,1405 3581,1402 3585,1402 3588,1398 3591,1398 3604,1389 3610,1392 3617,1376 3614,1373 3617,1373 3626,1379 3630,1379 3633,1382 3636,1386 3642,1386 3646,1389 3649,1392 3646,1402 3652,1402 3655,1402 3665,1395 3671,1395 3675,1389 3681,1389 3684,1386 3700,1382 3710,1386 3713,1382 3716,1382 3716,1379 3720,1373 3716,1369 3732,1360 3736,1360 3742,1357 3745,1357 3758,1353 3765,1347 3761,1344 3761,1341 3765,1337 3771,1331 3774,1331 3781,1328 3784,1324 3787,1324 3794,1321 3797,1318 3803,1321 3813,1315 3823,1312 3829,1308 3829,1312 3835,1312 3842,1312 3845,1312 3858,1315 3861,1312 3871,1305 3884,1305 3890,1305 3893,1295 3900,1292 3903,1289 3906,1289 3909,1292 3916,1292 3919,1292 3925,1289 3932,1286 3932,1283 3945,1283 3951,1286 3957,1286 3964,1292 3970,1299 3974,1312 3974,1315 3970,1321 3974,1324 3977,1324 3977,1328 3977,1334 3983,1334 3986,1337 3990,1337 3993,1341 3996,1347 3993,1350 3993,1357 4002,1353 4006,1357 4009,1353 4012,1357 4009,1366 4009,1369 4009,1379 4012,1379 4015,1382 4019,1379 4025,1386 4028,1382 4028,1379 4031,1382 4035,1389 4038,1389 4044,1376 4047,1382 4054,1379 4060,1386 4064,1386 4067,1386 4060,1392 4060,1395 4064,1395 4060,1392 4064,1392 4070,1392 4073,1395 4076,1395 4086,1382 4083,1379 4086,1379 4089,1382 4096,1386 4099,1382 4102,1382 4105,1379 4112,1376 4118,1376 4121,1379 4125,1379 4125,1376 4121,1373 4121,1369 4128,1366 4128,1363 4131,1363 4138,1366 4141,1366 4144,1366 4141,1373 4144,1373 4144,1382 4147,1382 4150,1382 4147,1376 4147,1373 4150,1376 4150,1373 4150,1369 4154,1373 4160,1369 4163,1376 4166,1373 4170,1376 4173,1376 4176,1376 4179,1382 4179,1379 4186,1376 4195,1382 4199,1379 4205,1379 4208,1379 4211,1386 4215,1382 4218,1382 4218,1389 4221,1392 4224,1392 4228,1395 4224,1398 4231,1405 4237,1411 4237,1414 4237,1418 4234,1421 4231,1421 4231,1427 4228,1431 4221,1434 4218,1434 4218,1437 4221,1437 4218,1440 4208,1440 4199,1450 4202,1453 4195,1453 4192,1459 4192,1463 4195,1466 4192,1469 4199,1469 4199,1472 4199,1476 4192,1476 4186,1488 4179,1492 4179,1488 4173,1488 4163,1495 4163,1498 4160,1498 4163,1495 4160,1492 4138,1501 4131,1501 4128,1501 4125,1501 4125,1498 4118,1498 4115,1498 4112,1501 4109,1508 4105,1511 4102,1511 4093,1514 4093,1511 4089,1511 4089,1508 4086,1508 4089,1501 4086,1498 4080,1498 4076,1498 4070,1504 4064,1508 4057,1514 4051,1517 4041,1511 4031,1517 4028,1517 4015,1524 4012,1527 4012,1530 4002,1537 3996,1530 3990,1540 3986,1540 3983,1540 3980,1540 3977,1537 3974,1540 3964,1546 3957,1553 3961,1556 3957,1559 3957,1562 3954,1562 3951,1562 3945,1562 3941,1562 3938,1562 3938,1566 3938,1569 3935,1572 3938,1575 3935,1582 3938,1582 3938,1585 3935,1588 3935,1595 3932,1598 3932,1601 3929,1604 3929,1607 3929,1611 3929,1614 3925,1617 3929,1617 3929,1620 3932,1620 3929,1627 3932,1627 3929,1630 3932,1633 3925,1636 3929,1640 3922,1643 3925,1649 3922,1652 3916,1652 3913,1656 3909,1656 3909,1659 3906,1659 3900,1662 3900,1665 3900,1668 3896,1672 3896,1678 3893,1681 3896,1685 3900,1685 3900,1694 3909,1694 3919,1697 3916,1701 3922,1704 3922,1707 3925,1710 3922,1713 3932,1710 3932,1713 3941,1717 3941,1720 3945,1726 3945,1730 3948,1736 3945,1736 3954,1739 3961,1746 3964,1746 3967,1749 3970,1752 3967,1752 3961,1752 3945,1755 3941,1752 3938,1752 3935,1752 3935,1755 3932,1758 3925,1758 3922,1762 3916,1762 3913,1762 3916,1758 3919,1752 3909,1749 3903,1749 3893,1755 3893,1749 3893,1746 3896,1742 3893,1736 3884,1736 3880,1742 3877,1746 3868,1746 3864,1749 3864,1755 3861,1758 3858,1758 3855,1762 3855,1765 3851,1768 3848,1765 3845,1765 3839,1771 3835,1775 3826,1775 3819,1781 3819,1778 3816,1775 3813,1778 3810,1781 3813,1781 3810,1781 3810,1784 3810,1791 3813,1794 3816,1797 3823,1791 3826,1791 3826,1797 3832,1797 3826,1797 3819,1797 3816,1800 3813,1800 3810,1800 3806,1810 3806,1813 3810,1813 3803,1820 3803,1826 3800,1823 3800,1813 3794,1813 3790,1816 3794,1810 3790,1810 3787,1813 3781,1816 3790,1820 3787,1823 3790,1823 3790,1826 3787,1829 3787,1826 3784,1826 3784,1823 3778,1820 3774,1823 3778,1816 3771,1816 3771,1813 3765,1816 3761,1813 3758,1813 3758,1816 3758,1820 3765,1823 3761,1829 3765,1829 3765,1836 3761,1836 3758,1836 3755,1836 3752,1836 3752,1832 3752,1829 3749,1826 3739,1829 3732,1836 3732,1839 3739,1842 3739,1839 3739,1842 3739,1849 3742,1849 3739,1849 3742,1852 3742,1855 3739,1855 3729,1855 3726,1861 3720,1861 3723,1861 3720,1858 3716,1865 3716,1858 3710,1858 3707,1858 3710,1855 3707,1852 3704,1852 3700,1852 3691,1855 3681,1861 3671,1874 3671,1877 3665,1881 3662,1877 3655,1881 3652,1881 3652,1877 3649,1877 3642,1881 3636,1890 3636,1906 3639,1916 3642,1926 3646,1926 3652,1926 3652,1932 3646,1939 3652,1951 3652,1961 3652,1967 3649,1964 3649,1967 3649,1971 3642,1974 3636,1977 3633,1974 3630,1977 3630,1974 3620,1971 3614,1977 3610,1977 3607,1980 3604,1980 3604,1984 3597,1984 3597,1977 3588,1977 3588,1971 3585,1967 3578,1967 3578,1961 3575,1958 3562,1958 3559,1961 3549,1964 3546,1964 3543,1961 3546,1955 3540,1955 3536,1955 3536,1951 3530,1951 3527,1955 3527,1951 3523,1951 3517,1951 3514,1955 3511,1948 3507,1948 3504,1948 3501,1948 3495,1948 3482,1948 3482,1945 3478,1945 3462,1948 3462,1945 3456,1942 3440,1942 3414,1945 3379,1955 3372,1958 3369,1964 3363,1961 3353,1967 3350,1971 3350,1974 3347,1977 3343,1977 3347,1974 3343,1971 3340,1967 3331,1971 3311,1980 3305,1984 3305,1990 3302,1990 3298,1993 3308,1990 3305,1993 3302,2000 3302,2006 3295,2009 3295,2013 3298,2013 3295,2016 3292,2016 3282,2022 3282,2029 3286,2032 3289,2029 3289,2032 3292,2032 3289,2035 3286,2038 3279,2041 3279,2048 3279,2054 3282,2054 3276,2054 3273,2057 3273,2061 3269,2057 3273,2054 3266,2054 3250,2054 3244,2061 3241,2064 3244,2067 3241,2067 3237,2067 3234,2070 3234,2077 3231,2083 3231,2080 3234,2074 3231,2070 3228,2067 3224,2070 3221,2074 3221,2070 3218,2070 3215,2070 3215,2061 3221,2057 3218,2051 3215,2048 3205,2045 3199,2045 3192,2045 3192,2048 3192,2051 3189,2045 3186,2045 3183,2048 3186,2048 3189,2054 3189,2057 3183,2057 3183,2061 3183,2064 3186,2067 3183,2067 3183,2070 3179,2077 3176,2077 3179,2070 3170,2067 3151,2070 3131,2080 3080,2102 3032,2131 2993,2151 2987,2157 2977,2160 2945,2183 2922,2196 2893,2221 2893,2225 2893,2234 2890,2237 2884,2244 2887,2247 2890,2250 2890,2254 2893,2254 2890,2257 2893,2260 2890,2260 2890,2263 2887,2260 2884,2263 2884,2266 2881,2266 2871,2270 2858,2276 2852,2282 2829,2299 2810,2311 2807,2315 2807,2321 2800,2324 2787,2334 2787,2337 2774,2340 2707,2382 2704,2382 2704,2385 2688,2395 2684,2401 2662,2408 2643,2421 2601,2446 2585,2459 2527,2504 2495,2537 2479,2556 2475,2565 2472,2575 2463,2575 2463,2578 2466,2588 2469,2591 2469,2594 2469,2601 2463,2607 2459,2620 2459,2623 2463,2623 2463,2627 2463,2630 2463,2627 2459,2627 2456,2627 2446,2633 2434,2646 2408,2665 2376,2700 2373,2700 2373,2694 2379,2688 2408,2662 2405,2659 2408,2655 2405,2655 2401,2655 2398,2659 2392,2655 2392,2659 2392,2662 2392,2665 2385,2665 2382,2668 2379,2665 2373,2668 2366,2672 2350,2659 2347,2655 2344,2649 2337,2649 2331,2646 2327,2639 2337,2636 2340,2630 2340,2623 2344,2623 2347,2620 2340,2617 2334,2614 2334,2610 2327,2604 2327,2601 2321,2591 2321,2588 2318,2585 2321,2578 2318,2569 2321,2565 2321,2562 2318,2562 2311,2559 2311,2556 2315,2553 2311,2553 2311,2549 2308,2546 2305,2543 2302,2537 2299,2540 2299,2543 2299,2546 2295,2546 2292,2546 2292,2549 2292,2553 2289,2556 2289,2559 2289,2565 2286,2565 2282,2559 2279,2559 2279,2562 2273,2569 2270,2575 2263,2582 2263,2575 2266,2575 2266,2565 2263,2565 2260,2569 2260,2565 2254,2565 2254,2562 2254,2559 2244,2549 2241,2549 2241,2546 2234,2543 2225,2540 2221,2543 2215,2543 2196,2556 2193,2569 2193,2575 2186,2575 2183,2578 2176,2588 2173,2591 2170,2598 2167,2598 2160,2591 2157,2588 2154,2585 2154,2578 2151,2575 2151,2572 2144,2572 2144,2565 2141,2562 2141,2559 2138,2559 2138,2556 2138,2553 2138,2549 2138,2546 2141,2546 2141,2543 2148,2540 2151,2533 2151,2530 2151,2527 2154,2524 2151,2520 2154,2517 2151,2514 2151,2511 2151,2508 2151,2501 2151,2498 2154,2498 2154,2501 2157,2495 2154,2495 2157,2491 2160,2488 2160,2485 2160,2482 2151,2482 2154,2479 2151,2472 2154,2466 2157,2463 2157,2459 2157,2453 2167,2446 2170,2443 2176,2440 2176,2434 2180,2434 2180,2427 2183,2424 2183,2421 2180,2418 2180,2421 2173,2421 2170,2421 2170,2418 2167,2414 2164,2414 2164,2411 2160,2411 2160,2408 2154,2408 2151,2401 2151,2398 2148,2395 2144,2389 2141,2392 2138,2389 2135,2385 2131,2389 2128,2385 2122,2392 2115,2392 2115,2395 2109,2398 2106,2405 2099,2401 2103,2401 2099,2398 2103,2395 2099,2395 2103,2392 2099,2389 2093,2385 2093,2389 2093,2392 2093,2398 2090,2395 2086,2392 2074,2395 2067,2398 2064,2398 2064,2392 2061,2392 2058,2398 2051,2401 2048,2392 2041,2389 2035,2389 2032,2382 2029,2379 2022,2385 2016,2379 2012,2382 2019,2389 2016,2389 2009,2385 1993,2389 1990,2389 1990,2392 1987,2392 1984,2389 1980,2389 1974,2389 1967,2395 1964,2389 1958,2389 1958,2385 1951,2385 1951,2379 1948,2379 1942,2382 1945,2373 1948,2373 1948,2369 1945,2369 1939,2373 1932,2369 1929,2369 1926,2373 1929,2376 1932,2373 1929,2376 1929,2379 1929,2382 1926,2385 1922,2392 1919,2392 1916,2395 1913,2395 1910,2389 1906,2389 1906,2392 1900,2392 1900,2389 1897,2389 1894,2395 1887,2392 1884,2389 1871,2389 1868,2389 1865,2389 1858,2389 1855,2392 1855,2395 1849,2395 1849,2401 1836,2401 1832,2401 1826,2398 1823,2398 1816,2398 1807,2389 1803,2389 1803,2385 1800,2385 1803,2379 1803,2376 1800,2376 1800,2373 1797,2373 1800,2363 1797,2360 1797,2356 1800,2353 1803,2350 1797,2347 1800,2347 1800,2344 1797,2337 1797,2334 1797,2331 1800,2331 1803,2328 1807,2331 1810,2324 1813,2321 1810,2318 1810,2311 1807,2305 1810,2305 1820,2302 1820,2295 1823,2292 1826,2289 1829,2289 1829,2286 1829,2282 1826,2282 1829,2276 1826,2273 1832,2266 1836,2260 1836,2257 1832,2257 1829,2263 1826,2260 1826,2257 1832,2247 1839,2237 1842,2237 1852,2228 1849,2225 1842,2225 1839,2221 1829,2221 1829,2215 1826,2215 1820,2209 1816,2209 1813,2212 1810,2209 1810,2205 1810,2202 1807,2199 1803,2196 1807,2189 1803,2186 1800,2186 1803,2183 1800,2180 1794,2180 1794,2176 1781,2167 1778,2164 1784,2160 1784,2154 1784,2144 1784,2138 1791,2135 1787,2131 1787,2128 1784,2128 1775,2122 1775,2119 1771,2115 1768,2119 1765,2115 1762,2119 1762,2115 1752,2112 1755,2109 1752,2109 1755,2106 1746,2102 1742,2102 1742,2099 1739,2096 1742,2093 1739,2093 1739,2090 1733,2086 1730,2083 1726,2080 1726,2074 1723,2074 1723,2070 1720,2070 1717,2070 1713,2070 1717,2067 1713,2067 1717,2067 1720,2064 1717,2064 1717,2061 1713,2057 1710,2057 1710,2054 1713,2051 1713,2048 1707,2045 1704,2045 1704,2041 1710,2041 1710,2038 1707,2038 1707,2035 1704,2032 1701,2035 1697,2029 1704,2029 1707,2029 1704,2025 1704,2022 1701,2022 1701,2019 1694,2022 1694,2025 1688,2022 1685,2022 1685,2019 1681,2016 1678,2013 1675,2009 1675,2000 1668,2006 1665,2000 1662,1996 1662,1990 1659,1987 1662,1987 1665,1984 1659,1980 1662,1980 1668,1984 1665,1980 1665,1977 1668,1977 1675,1974 1681,1971 1681,1967 1681,1964 1681,1958 1678,1951 1678,1948 1681,1945 1675,1942 1678,1939 1678,1935 1678,1932 1678,1929 1685,1932 1688,1932 1685,1926 1685,1922 1688,1916 1685,1913 1685,1910 1681,1910 1681,1906 1678,1906 1675,1903 1672,1903 1672,1900 1672,1897 1668,1897 1668,1894 1662,1890 1662,1887 1656,1884 1659,1881 1659,1877 1656,1877 1656,1874 1656,1871 1652,1868 1656,1861 1662,1855 1662,1852 1659,1849 1662,1842 1659,1836 1662,1832 1652,1826 1649,1823 1652,1820 1656,1820 1652,1813 1656,1810 1656,1804 1662,1807 1662,1804 1662,1800 1662,1794 1662,1791 1665,1787 1668,1784 1672,1784 1675,1787 1678,1787 1675,1784 1678,1781 1672,1781 1672,1775 1668,1775 1665,1771 1662,1771 1662,1768 1662,1765 1659,1765 1656,1765 1652,1765 1652,1762 1662,1758 1665,1762 1668,1758 1665,1755 1665,1752 1656,1746 1646,1746 1646,1742 1646,1736 1649,1739 1652,1733 1652,1726 1649,1720 1649,1710 1643,1697 1640,1694 1643,1688 1640,1688 1636,1685 1636,1681 1636,1675 1627,1659 1623,1656 1627,1652 1617,1652 1614,1649 1614,1646 1611,1649 1607,1643 1601,1640 1598,1636 1604,1627 1601,1623 1598,1620 1591,1620 1585,1623 1578,1620 1572,1620 1569,1617 1566,1617 1562,1614 1562,1611 1559,1611 1556,1607 1553,1604 1543,1607 1537,1607 1533,1604 1530,1601 1527,1604 1521,1598 1514,1598 1514,1588 1514,1585 1517,1578 1517,1575 1521,1575 1521,1572 1511,1566 1504,1562 1495,1562 1485,1553 1485,1549 1488,1546 1492,1537 1488,1530 1488,1527 1479,1521 1476,1524 1476,1527 1479,1533 1476,1537 1472,1537 1469,1537 1466,1527 1459,1527 1450,1524 1450,1527 1440,1537 1434,1533 1427,1533 1421,1543 1418,1543 1411,1543 1402,1540 1395,1546 1386,1549 1376,1549 1370,1546 1363,1549 1360,1549 1360,1546 1357,1543 1344,1537 1337,1540 1331,1540 1328,1546 1321,1546 1312,1546 1308,1540 1302,1533 1302,1530 1292,1524 1286,1527 1279,1527 1276,1530 1276,1540 1273,1540 1270,1546 1260,1543 1254,1546 1244,1540 1241,1540 1234,1546 1228,1543 1225,1540 1222,1533 1218,1530 1212,1527 1199,1524 1193,1530 1186,1533 1180,1530 1170,1527 1167,1521 1161,1521 1157,1521 1154,1524 1151,1527 1138,1549 1128,1553 1125,1553 1122,1553 1119,1549 1116,1546 1106,1546 1096,1546 1093,1543 1096,1524 1096,1521 1096,1517 1087,1514 1083,1504 1080,1501 1074,1488 1054,1476 1051,1472 1038,1472 1035,1472 1029,1476 1025,1476 1019,1466 1009,1466 1003,1469 997,1469 971,1456 945,1456 926,1450 916,1443 910,1440 900,1437 897,1437 887,1431 884,1418 881,1418 874,1411 868,1408 858,1411 855,1411 842,1408 836,1408 823,1405 816,1408 810,1408 797,1402 788,1402 778,1414 775,1414 762,1421 755,1421 752,1418 739,1421 736,1424 730,1421 720,1418 707,1408 701,1405 685,1405 678,1405 669,1411 659,1411 656,1405 653,1392 653,1389 646,1389 643,1386 640,1386 633,1382 598,1392 595,1392 585,1389 579,1382 575,1379 572,1376 553,1360 543,1360 527,1350 514,1347 511,1347 498,1347 482,1337 476,1334 473,1334 466,1337 463,1341 456,1350 453,1360 453,1363 450,1376 450,1379 453,1398 440,1402 434,1405 421,1411 418,1411 418,1408 418,1395 411,1386 408,1382 395,1386 389,1389 383,1395 373,1392 350,1392 334,1386 328,1382 325,1382 321,1379 315,1379 315,1382 309,1382 292,1392 289,1392 280,1386 273,1382 270,1382 257,1369 251,1360 247,1360 241,1363 212,1382 193,1389 183,1389 170,1382 157,1379 154,1376 151,1376 141,1376 125,1382 119,1379 96,1363 87,1360 64,1363 61,1366 55,1369 48,1373 48,1376 42,1379 35,1386 29,1392 16,1395 10,1405 6,1395">
          <text:p/>
        </draw:polygon>
        <draw:polygon draw:style-name="gr2" draw:text-style-name="P2" draw:layer="layout" svg:width="0cm" svg:height="0.002cm" svg:x="9.887cm" svg:y="8.941cm" svg:viewBox="0 0 0 3" draw:points="0,3 0,0">
          <text:p/>
        </draw:polygon>
        <draw:polygon draw:style-name="gr2" draw:text-style-name="P2" draw:layer="layout" svg:width="0.002cm" svg:height="0cm" svg:x="10.27cm" svg:y="8.799cm" svg:viewBox="0 0 3 0" draw:points="0,0 3,0">
          <text:p/>
        </draw:polygon>
        <draw:polygon draw:style-name="gr2" draw:text-style-name="P2" draw:layer="layout" svg:width="0cm" svg:height="0.003cm" svg:x="10.418cm" svg:y="8.709cm" svg:viewBox="0 0 0 4" draw:points="0,4 0,0">
          <text:p/>
        </draw:polygon>
        <draw:polygon draw:style-name="gr2" draw:text-style-name="P2" draw:layer="layout" svg:width="0cm" svg:height="0.002cm" svg:x="10.225cm" svg:y="8.822cm" svg:viewBox="0 0 0 3" draw:points="0,3 0,0">
          <text:p/>
        </draw:polygon>
        <draw:polygon draw:style-name="gr2" draw:text-style-name="P2" draw:layer="layout" svg:width="0.002cm" svg:height="0cm" svg:x="10.032cm" svg:y="8.925cm" svg:viewBox="0 0 3 0" draw:points="0,0 3,0">
          <text:p/>
        </draw:polygon>
        <draw:polygon draw:style-name="gr1" draw:text-style-name="P1" draw:layer="layout" svg:width="1.861cm" svg:height="1.272cm" svg:x="10.424cm" svg:y="7.446cm" svg:viewBox="0 0 1862 1273" draw:points="3,1193 7,1189 7,1186 7,1183 13,1180 16,1180 16,1177 20,1177 23,1173 29,1173 32,1170 29,1164 36,1161 32,1157 39,1154 36,1151 39,1148 36,1148 39,1141 36,1141 36,1138 32,1138 36,1135 36,1132 36,1128 36,1125 39,1122 39,1119 42,1116 42,1109 45,1106 45,1103 42,1103 45,1096 42,1093 45,1090 45,1087 45,1083 48,1083 52,1083 58,1083 61,1083 64,1083 64,1080 68,1077 64,1074 71,1067 81,1061 84,1058 87,1061 90,1061 93,1061 97,1061 103,1051 109,1058 119,1051 119,1048 122,1045 135,1038 138,1038 148,1032 158,1038 164,1035 171,1029 177,1025 183,1019 187,1019 193,1019 196,1022 193,1029 196,1029 196,1032 200,1032 200,1035 209,1032 212,1032 216,1029 219,1022 222,1019 225,1019 232,1019 232,1022 235,1022 238,1022 245,1022 267,1013 270,1016 267,1019 270,1019 270,1016 280,1009 286,1009 286,1013 293,1009 299,997 306,997 306,993 306,990 299,990 302,987 299,984 299,980 302,974 309,974 306,971 315,961 325,961 328,958 325,958 325,955 328,955 335,952 338,948 338,942 341,942 344,939 344,935 344,932 338,926 331,919 335,916 331,913 328,913 325,910 325,903 322,903 318,907 315,900 312,900 306,900 302,903 293,897 286,900 286,903 283,897 280,897 277,897 273,894 270,897 267,890 261,894 257,890 257,894 257,897 254,894 254,897 257,903 254,903 251,903 251,894 248,894 251,887 248,887 245,887 238,884 235,884 235,887 228,890 228,894 232,897 232,900 228,900 225,897 219,897 212,900 209,903 206,903 203,907 196,903 193,900 190,900 193,903 183,916 180,916 177,913 171,913 167,913 171,916 167,916 167,913 174,907 171,907 167,907 161,900 154,903 151,897 145,910 142,910 138,903 135,900 135,903 132,907 126,900 122,903 119,900 116,900 116,890 116,887 119,878 116,874 113,878 109,874 100,878 100,871 103,868 100,862 97,858 93,858 90,855 84,855 84,849 84,845 81,845 77,842 81,836 81,833 77,820 71,813 64,807 58,807 52,804 39,804 42,797 45,794 48,794 52,791 55,791 61,788 68,788 74,781 77,781 87,788 93,784 100,788 106,788 109,791 109,788 116,781 116,778 126,775 126,768 129,765 138,762 142,762 145,765 151,762 154,765 164,762 164,765 171,765 171,762 177,759 177,755 187,752 200,739 203,743 203,739 203,736 206,730 209,730 212,730 216,727 222,730 225,730 235,730 235,736 238,736 241,736 245,733 251,727 254,730 261,730 267,730 270,733 273,730 280,730 283,723 283,727 286,723 290,723 293,723 296,727 296,723 299,736 302,733 306,736 309,733 315,730 315,727 322,723 322,727 325,727 331,723 335,717 338,717 341,717 344,717 347,714 351,707 354,710 357,707 360,707 363,707 363,701 363,698 363,694 367,698 373,694 373,691 373,688 380,691 380,694 383,691 386,691 386,685 389,685 402,682 402,678 412,678 418,685 421,682 425,682 428,678 431,678 431,675 441,672 444,672 450,669 470,662 473,659 479,659 479,653 482,656 482,653 486,653 489,649 495,653 502,649 508,646 511,646 515,646 527,637 531,637 534,637 534,640 537,643 534,643 540,646 540,649 544,649 547,653 553,643 560,643 563,643 566,640 572,640 576,646 576,649 579,646 579,640 585,640 585,637 589,637 592,637 598,643 601,640 601,646 605,646 605,643 605,640 608,640 611,633 614,633 618,630 618,640 624,643 627,646 630,643 646,640 650,633 653,633 656,637 656,640 663,640 669,640 675,640 688,633 691,630 698,630 711,620 720,614 720,611 727,608 730,608 733,611 740,611 743,608 746,611 753,614 762,611 769,611 772,608 775,611 778,608 781,611 781,614 785,617 788,617 791,620 794,620 798,617 798,620 801,624 814,614 817,614 817,617 823,620 826,620 833,620 833,627 833,633 823,640 823,643 826,653 830,659 836,656 836,649 846,646 852,646 859,646 859,649 872,646 878,637 881,633 878,630 878,627 884,624 894,620 897,620 910,611 913,611 920,608 939,601 952,588 952,585 968,579 994,572 1006,566 1010,563 1029,553 1048,546 1051,543 1061,540 1074,537 1080,534 1084,534 1087,534 1093,530 1093,524 1116,514 1148,501 1151,498 1183,489 1187,482 1190,482 1199,479 1209,479 1222,476 1222,473 1241,466 1241,463 1241,460 1241,456 1241,450 1238,447 1235,450 1232,444 1235,444 1232,440 1225,437 1222,437 1219,437 1215,437 1212,440 1209,440 1206,437 1206,431 1199,431 1196,431 1193,428 1199,421 1196,421 1193,418 1203,405 1206,402 1215,395 1212,392 1212,389 1222,386 1222,383 1225,379 1225,376 1228,373 1235,373 1238,363 1244,360 1248,357 1241,347 1241,344 1232,341 1235,334 1235,331 1235,328 1238,325 1238,315 1241,312 1244,315 1251,315 1254,312 1257,309 1251,305 1248,305 1254,302 1254,299 1260,296 1257,289 1260,286 1257,283 1264,280 1260,276 1257,276 1257,273 1260,267 1260,254 1264,251 1267,247 1273,244 1277,241 1280,238 1277,235 1280,228 1277,225 1277,228 1273,225 1273,219 1277,215 1270,202 1273,202 1273,199 1277,196 1277,193 1280,190 1283,186 1286,180 1289,180 1289,174 1289,167 1302,167 1302,164 1305,161 1305,154 1312,154 1312,151 1322,141 1322,138 1322,135 1322,132 1325,135 1331,135 1331,132 1328,129 1322,122 1318,122 1315,122 1312,119 1309,119 1302,112 1302,109 1296,106 1296,103 1302,96 1309,93 1312,96 1315,96 1315,93 1318,90 1325,83 1328,87 1338,87 1347,83 1350,80 1357,80 1367,83 1370,80 1379,83 1379,77 1383,74 1383,77 1386,71 1383,67 1386,64 1386,58 1392,55 1389,51 1392,48 1399,45 1402,42 1405,38 1399,32 1405,19 1402,16 1408,16 1412,16 1415,16 1418,13 1424,13 1428,10 1424,6 1428,3 1431,3 1437,0 1441,6 1447,10 1450,13 1450,16 1457,19 1460,16 1457,22 1463,22 1466,19 1476,19 1479,19 1479,22 1486,22 1486,29 1489,26 1492,29 1492,32 1492,35 1489,45 1492,51 1492,55 1498,51 1505,55 1502,55 1498,64 1498,67 1502,67 1498,77 1495,80 1492,80 1495,90 1502,93 1502,106 1505,106 1505,112 1502,112 1502,119 1498,122 1505,125 1502,129 1498,129 1498,132 1502,138 1502,145 1498,145 1498,141 1495,141 1495,148 1498,148 1498,151 1502,151 1495,164 1495,167 1498,167 1502,167 1508,167 1508,170 1502,174 1502,177 1508,177 1508,174 1514,174 1518,177 1521,177 1521,180 1524,177 1527,177 1527,180 1534,183 1534,186 1537,186 1540,186 1543,186 1553,193 1563,190 1566,196 1572,199 1572,202 1576,206 1579,199 1582,206 1592,202 1598,209 1598,202 1601,202 1605,206 1611,206 1614,206 1614,212 1621,215 1627,219 1630,222 1637,222 1643,215 1646,215 1646,212 1650,215 1653,212 1656,215 1659,215 1662,215 1662,212 1666,215 1669,215 1682,219 1685,219 1688,222 1691,222 1691,225 1695,222 1701,231 1704,231 1707,231 1711,235 1711,231 1714,231 1717,231 1720,225 1727,225 1730,225 1733,225 1733,228 1736,228 1736,231 1743,231 1746,235 1749,235 1752,235 1752,238 1752,235 1756,235 1756,231 1756,235 1759,231 1756,235 1759,235 1765,235 1768,235 1775,231 1778,228 1784,228 1794,225 1797,222 1801,225 1804,225 1807,228 1810,228 1817,231 1823,241 1829,238 1836,238 1839,238 1842,247 1842,254 1846,257 1849,257 1852,254 1852,257 1855,257 1855,260 1858,260 1858,264 1862,264 1862,270 1858,283 1862,292 1858,292 1852,309 1849,309 1842,312 1839,321 1829,334 1823,341 1820,344 1810,354 1807,366 1807,383 1817,402 1820,408 1826,411 1833,411 1836,415 1836,411 1836,415 1829,450 1829,469 1839,505 1852,563 1855,579 1855,592 1849,604 1846,611 1839,614 1820,624 1804,633 1781,649 1768,659 1746,669 1727,675 1704,685 1640,701 1614,707 1588,717 1569,727 1556,730 1547,736 1514,752 1492,772 1486,772 1479,778 1476,781 1476,788 1479,788 1476,791 1479,794 1469,800 1466,800 1453,807 1444,816 1437,823 1437,829 1434,839 1431,839 1428,842 1421,842 1415,845 1408,858 1405,862 1402,868 1399,868 1396,862 1389,865 1383,871 1379,878 1373,897 1370,903 1370,923 1370,926 1370,929 1376,955 1379,961 1389,961 1389,964 1396,974 1402,980 1408,980 1412,977 1408,974 1415,974 1415,971 1421,974 1424,971 1424,964 1428,968 1428,964 1431,968 1428,971 1434,974 1431,977 1428,977 1424,984 1424,980 1421,980 1424,987 1421,984 1418,987 1415,987 1412,984 1405,987 1402,993 1402,997 1402,1000 1402,1003 1396,1000 1396,1003 1383,1006 1376,1019 1376,1025 1376,1029 1379,1025 1376,1029 1376,1032 1373,1035 1370,1035 1367,1038 1367,1035 1363,1035 1357,1042 1354,1045 1350,1054 1350,1061 1354,1067 1357,1067 1357,1070 1360,1074 1363,1070 1367,1067 1367,1070 1363,1074 1367,1074 1370,1074 1367,1077 1363,1074 1360,1077 1363,1077 1360,1080 1360,1083 1363,1083 1363,1087 1363,1093 1360,1087 1350,1083 1354,1080 1347,1077 1331,1070 1232,1064 1196,1061 1167,1061 1141,1061 1135,1064 1125,1061 1090,1061 1068,1061 1048,1064 1045,1067 1045,1074 1042,1074 1039,1074 1029,1070 984,1074 955,1077 933,1080 916,1077 897,1077 891,1080 888,1080 884,1080 881,1083 878,1080 875,1080 872,1083 872,1080 875,1080 868,1074 855,1070 843,1070 839,1067 839,1064 830,1064 836,1061 836,1054 839,1058 843,1058 839,1061 843,1061 846,1061 849,1058 849,1051 843,1051 839,1048 836,1048 833,1051 830,1045 836,1042 836,1038 830,1035 833,1032 836,1032 839,1035 843,1029 846,1022 852,1016 849,1013 849,1009 855,1003 865,997 859,993 855,990 862,984 862,980 865,977 881,968 881,961 881,958 878,955 878,952 881,948 878,945 881,942 878,942 875,942 875,939 872,942 868,939 865,939 855,935 852,939 846,939 843,939 846,945 843,942 839,945 839,948 836,952 833,955 826,952 823,948 817,952 817,955 810,955 794,958 794,961 791,964 788,964 785,964 781,968 778,968 781,971 775,974 772,974 775,974 765,980 765,984 762,987 765,987 759,997 759,1000 762,1003 765,1000 765,1003 769,1006 775,1013 778,1016 781,1025 785,1022 781,1013 778,1009 778,1006 772,1006 769,1000 772,997 775,1000 778,1000 778,997 785,990 788,987 791,987 798,993 804,993 807,993 804,990 807,987 810,987 814,984 814,987 817,984 820,984 820,987 817,990 810,997 810,1000 814,1006 817,1006 814,1009 810,1006 807,1013 804,1006 798,1006 794,1003 788,1006 781,1013 785,1016 788,1013 788,1016 791,1019 788,1016 785,1016 785,1019 788,1022 798,1022 791,1025 794,1029 791,1029 785,1029 788,1032 791,1032 798,1029 801,1032 794,1038 798,1042 804,1038 810,1038 810,1042 810,1038 810,1042 814,1042 817,1042 814,1042 810,1042 814,1045 820,1045 820,1051 814,1051 814,1054 814,1051 817,1054 814,1061 817,1064 814,1064 810,1064 810,1067 814,1070 817,1064 823,1064 820,1064 823,1067 817,1070 820,1070 820,1074 817,1074 807,1080 807,1083 810,1087 807,1087 804,1087 791,1087 778,1093 765,1093 759,1096 759,1099 756,1099 753,1096 749,1093 743,1090 743,1087 736,1087 733,1083 724,1080 717,1080 714,1080 708,1083 704,1080 701,1083 704,1087 701,1083 698,1087 701,1087 701,1090 711,1087 711,1090 714,1087 711,1083 714,1083 727,1083 733,1087 727,1087 730,1087 730,1090 727,1087 724,1090 736,1090 743,1090 743,1093 746,1093 749,1096 756,1099 749,1099 727,1099 685,1103 675,1106 672,1109 672,1112 672,1109 663,1109 656,1112 653,1116 640,1119 634,1122 634,1128 634,1132 634,1128 627,1128 624,1128 627,1128 627,1125 621,1122 614,1119 579,1119 527,1122 489,1128 444,1135 428,1141 425,1141 421,1141 418,1138 418,1132 415,1132 418,1128 421,1128 425,1125 425,1122 428,1122 434,1116 444,1112 447,1116 454,1122 460,1122 470,1125 476,1125 479,1122 479,1116 479,1112 473,1109 466,1106 463,1103 466,1106 473,1109 486,1116 502,1122 518,1122 560,1119 579,1112 605,1109 608,1109 611,1112 627,1119 627,1125 630,1119 630,1116 627,1116 627,1119 624,1116 621,1112 618,1109 614,1109 611,1103 601,1099 598,1096 592,1096 592,1093 585,1093 579,1087 576,1083 569,1087 569,1090 566,1087 563,1087 556,1077 553,1080 553,1077 550,1070 534,1061 534,1058 531,1061 527,1058 527,1054 524,1054 518,1051 515,1051 508,1054 508,1051 505,1048 508,1054 502,1058 495,1058 492,1054 499,1051 502,1048 499,1045 489,1045 482,1048 479,1051 476,1054 482,1058 479,1064 479,1067 482,1067 479,1067 476,1067 470,1074 466,1074 463,1070 466,1067 463,1064 460,1064 460,1067 460,1064 463,1064 463,1061 470,1058 473,1061 473,1058 476,1058 476,1054 473,1054 463,1058 454,1058 450,1058 444,1058 437,1061 431,1061 428,1061 425,1064 421,1064 415,1067 412,1070 412,1074 409,1074 405,1083 399,1087 396,1083 402,1074 399,1070 402,1067 399,1064 392,1067 386,1070 383,1074 383,1077 386,1080 383,1090 376,1090 376,1096 367,1103 354,1109 351,1109 351,1112 347,1109 347,1112 344,1112 347,1109 344,1109 338,1112 341,1112 341,1116 338,1119 335,1116 335,1119 328,1119 331,1112 328,1112 312,1119 309,1122 306,1119 306,1116 302,1119 302,1116 306,1116 309,1106 315,1103 315,1099 312,1099 306,1093 302,1093 302,1090 299,1096 296,1093 293,1096 290,1099 290,1103 286,1099 283,1103 283,1106 280,1106 277,1103 280,1096 277,1093 277,1096 270,1096 270,1099 270,1096 267,1099 267,1103 264,1103 264,1106 261,1103 254,1109 254,1103 251,1103 251,1096 254,1093 257,1090 267,1090 267,1083 270,1087 273,1083 273,1080 277,1074 280,1074 280,1070 273,1074 270,1070 264,1074 264,1077 264,1074 261,1070 267,1070 264,1070 264,1067 267,1064 270,1061 267,1061 267,1058 267,1054 264,1058 261,1054 257,1054 254,1058 251,1054 248,1054 251,1058 248,1058 251,1061 245,1061 248,1067 248,1064 257,1067 251,1070 248,1074 245,1074 245,1077 241,1077 241,1080 238,1077 241,1074 235,1067 228,1070 225,1064 225,1067 222,1067 222,1074 219,1070 219,1074 216,1074 216,1080 219,1083 216,1083 216,1087 212,1090 219,1090 219,1093 212,1093 209,1099 212,1103 219,1103 212,1106 206,1099 203,1103 203,1099 203,1096 200,1096 200,1099 196,1096 193,1096 190,1103 183,1109 180,1106 177,1106 171,1106 161,1112 158,1112 151,1116 148,1116 148,1119 145,1122 138,1125 142,1119 142,1116 138,1116 132,1119 132,1116 132,1119 132,1116 129,1116 119,1119 119,1116 116,1116 113,1122 109,1119 109,1122 106,1119 100,1125 100,1128 97,1128 97,1132 93,1135 97,1138 93,1138 90,1141 90,1151 97,1154 97,1157 97,1154 93,1157 90,1157 90,1161 90,1164 93,1164 90,1170 87,1170 87,1173 90,1177 84,1180 84,1183 81,1183 84,1183 87,1183 84,1186 81,1186 81,1193 84,1196 87,1199 84,1202 87,1202 84,1206 87,1206 90,1206 93,1206 93,1202 97,1202 100,1199 103,1199 100,1196 103,1196 103,1193 106,1196 106,1193 109,1193 113,1183 116,1183 116,1189 126,1189 126,1193 129,1193 126,1196 126,1202 122,1202 119,1202 119,1206 116,1206 113,1206 116,1206 116,1202 119,1206 119,1202 122,1202 122,1199 119,1199 119,1196 113,1202 113,1199 106,1196 109,1202 106,1206 109,1202 113,1202 106,1209 103,1209 100,1212 100,1209 97,1212 100,1212 93,1215 100,1215 103,1212 103,1215 106,1215 109,1209 113,1209 119,1209 122,1209 132,1206 126,1212 119,1228 109,1234 109,1238 119,1241 116,1238 116,1234 119,1234 122,1231 129,1218 138,1212 138,1209 148,1206 158,1202 158,1199 158,1202 154,1206 148,1212 148,1215 145,1222 148,1225 158,1228 161,1225 161,1228 167,1225 177,1231 174,1231 177,1231 180,1234 183,1234 183,1238 180,1241 177,1234 171,1234 167,1234 164,1241 161,1244 158,1241 154,1251 154,1254 145,1267 142,1270 138,1270 135,1273 135,1263 132,1263 129,1263 129,1260 126,1260 122,1263 122,1267 122,1257 119,1254 116,1257 113,1260 106,1260 109,1263 103,1260 100,1257 100,1260 100,1263 97,1263 90,1260 81,1263 81,1267 81,1270 81,1267 77,1267 74,1270 77,1273 74,1270 71,1267 68,1267 61,1260 52,1257 55,1257 52,1251 52,1247 48,1241 48,1238 39,1234 39,1231 29,1234 32,1231 29,1228 29,1225 23,1222 26,1218 16,1215 7,1215 7,1206 3,1206 0,1202 3,1199">
          <text:p/>
        </draw:polygon>
        <draw:polygon draw:style-name="gr3" draw:text-style-name="P2" draw:layer="layout" svg:width="0cm" svg:height="0.002cm" svg:x="10.794cm" svg:y="8.549cm" svg:viewBox="0 0 0 3" draw:points="0,0 0,3">
          <text:p/>
        </draw:polygon>
        <draw:polygon draw:style-name="gr3" draw:text-style-name="P2" draw:layer="layout" svg:width="0.002cm" svg:height="0.003cm" svg:x="10.524cm" svg:y="8.59cm" svg:viewBox="0 0 3 4" draw:points="0,0 0,4 3,4 0,4">
          <text:p/>
        </draw:polygon>
        <draw:polygon draw:style-name="gr3" draw:text-style-name="P2" draw:layer="layout" svg:width="0cm" svg:height="0.003cm" svg:x="10.521cm" svg:y="8.59cm" svg:viewBox="0 0 0 4" draw:points="0,0 0,4">
          <text:p/>
        </draw:polygon>
        <draw:polygon draw:style-name="gr3" draw:text-style-name="P2" draw:layer="layout" svg:width="0.002cm" svg:height="0cm" svg:x="10.521cm" svg:y="8.626cm" svg:viewBox="0 0 3 0" draw:points="0,0 3,0">
          <text:p/>
        </draw:polygon>
        <draw:polygon draw:style-name="gr3" draw:text-style-name="P2" draw:layer="layout" svg:width="0cm" svg:height="0.002cm" svg:x="10.575cm" svg:y="8.668cm" svg:viewBox="0 0 0 3" draw:points="0,3 0,0">
          <text:p/>
        </draw:polygon>
        <draw:polygon draw:style-name="gr3" draw:text-style-name="P2" draw:layer="layout" svg:width="0.002cm" svg:height="0cm" svg:x="11.051cm" svg:y="8.578cm" svg:viewBox="0 0 3 0" draw:points="0,0 3,0">
          <text:p/>
        </draw:polygon>
        <draw:polygon draw:style-name="gr3" draw:text-style-name="P2" draw:layer="layout" svg:width="0cm" svg:height="0.003cm" svg:x="10.781cm" svg:y="8.558cm" svg:viewBox="0 0 0 4" draw:points="0,0 0,4 0,0 0,4">
          <text:p/>
        </draw:polygon>
        <draw:polygon draw:style-name="gr3" draw:text-style-name="P2" draw:layer="layout" svg:width="0cm" svg:height="0.002cm" svg:x="10.868cm" svg:y="8.549cm" svg:viewBox="0 0 0 3" draw:points="0,3 0,0">
          <text:p/>
        </draw:polygon>
        <draw:polygon draw:style-name="gr3" draw:text-style-name="P2" draw:layer="layout" svg:width="0cm" svg:height="0.002cm" svg:x="10.871cm" svg:y="8.549cm" svg:viewBox="0 0 0 3" draw:points="0,0 0,3">
          <text:p/>
        </draw:polygon>
        <draw:polygon draw:style-name="gr3" draw:text-style-name="P2" draw:layer="layout" svg:width="0cm" svg:height="0.005cm" svg:x="10.533cm" svg:y="8.626cm" svg:viewBox="0 0 0 6" draw:points="0,3 0,0 0,3 0,6">
          <text:p/>
        </draw:polygon>
        <draw:polygon draw:style-name="gr3" draw:text-style-name="P2" draw:layer="layout" svg:width="0cm" svg:height="0.002cm" svg:x="11.077cm" svg:y="8.568cm" svg:viewBox="0 0 0 3" draw:points="0,3 0,0">
          <text:p/>
        </draw:polygon>
        <draw:polygon draw:style-name="gr1" draw:text-style-name="P1" draw:layer="layout" svg:width="1.044cm" svg:height="1.665cm" svg:x="11.852cm" svg:y="6.044cm" svg:viewBox="0 0 1045 1666" draw:points="0,1405 0,1402 0,1399 0,1392 6,1392 6,1395 9,1395 6,1386 3,1383 6,1383 9,1379 6,1376 9,1373 13,1370 13,1367 16,1363 19,1357 25,1354 22,1351 25,1351 29,1347 32,1344 29,1341 29,1344 25,1341 29,1334 22,1334 13,1334 9,1331 9,1328 13,1325 16,1322 16,1315 22,1306 22,1302 25,1299 32,1299 32,1296 32,1293 29,1283 32,1280 32,1270 35,1264 35,1248 35,1241 35,1235 19,1232 13,1216 13,1212 6,1212 9,1203 9,1199 16,1196 13,1190 16,1190 19,1190 22,1187 25,1183 32,1180 35,1177 35,1174 45,1174 48,1170 45,1167 48,1158 51,1154 51,1142 51,1138 54,1135 54,1132 99,1132 199,1132 218,1132 218,1129 222,1125 225,1129 234,1122 238,1113 238,1109 241,1106 244,1100 247,1097 244,1097 250,1090 247,1087 250,1080 250,1074 254,1071 257,1061 257,1058 260,1055 263,1052 263,1042 270,1035 267,1029 267,1026 263,1019 267,1016 270,1003 273,1000 286,1000 292,997 295,1000 299,1000 305,990 305,984 315,981 318,984 324,978 328,974 328,955 331,955 331,952 328,945 331,945 334,936 337,929 331,926 331,923 334,923 331,916 324,913 324,907 331,904 328,900 331,894 331,891 331,884 334,881 331,878 334,868 337,865 344,865 350,862 353,855 356,855 360,855 363,852 366,836 369,836 373,833 376,833 379,833 379,826 389,826 389,823 398,820 398,817 395,810 392,804 395,794 392,788 392,781 401,785 411,788 427,788 427,785 437,772 437,769 440,765 434,762 434,756 430,752 430,749 434,746 434,740 434,736 446,727 446,724 450,720 443,717 443,711 446,701 450,701 453,698 456,698 459,691 456,688 453,688 450,688 446,688 446,685 450,682 443,682 440,679 446,675 453,675 453,666 446,662 443,662 446,659 443,656 443,650 446,650 450,646 450,640 446,637 450,634 446,634 446,630 443,630 443,624 440,621 437,617 440,611 434,611 434,605 430,601 427,601 427,598 424,595 421,592 414,592 411,592 411,589 411,582 408,585 408,579 405,579 401,582 398,576 389,576 389,569 385,569 382,566 385,560 379,553 382,550 382,544 389,544 401,534 405,534 405,531 405,528 401,531 398,531 395,531 392,531 389,528 389,524 385,524 382,518 382,515 376,515 376,511 366,508 363,505 360,505 360,499 356,495 353,489 347,486 344,486 340,486 340,483 337,476 334,473 324,476 321,476 315,470 315,476 315,479 312,483 305,473 302,473 299,470 302,466 299,466 302,460 299,454 305,444 334,444 337,444 344,444 350,441 353,447 356,450 356,454 363,463 369,463 376,463 392,463 401,463 430,463 437,460 440,457 443,460 446,457 450,454 453,450 453,447 453,444 446,441 450,437 443,431 443,412 443,409 440,389 437,386 421,383 418,380 411,380 405,373 398,373 401,370 398,370 398,367 392,370 395,367 389,364 389,360 392,360 395,357 398,354 398,351 395,347 398,322 401,322 401,312 405,283 405,280 405,277 401,277 385,274 373,274 331,270 328,267 334,257 340,254 347,251 337,251 337,245 337,238 344,238 344,235 344,229 344,219 340,216 340,203 344,200 353,190 369,177 366,174 366,171 366,167 369,167 369,164 366,161 366,158 369,155 369,148 382,142 389,142 389,138 389,135 398,132 395,138 398,138 401,129 408,129 408,135 418,135 421,126 424,122 430,126 434,129 437,129 437,126 437,122 437,116 440,116 443,119 446,119 453,113 456,110 459,110 459,106 463,110 466,106 466,113 472,113 479,116 479,122 482,122 485,126 488,126 495,126 498,126 508,129 511,132 524,129 520,106 459,48 463,45 466,45 469,39 472,45 475,45 479,48 482,45 492,32 495,32 498,36 501,32 504,29 508,32 511,32 514,39 511,45 517,42 520,42 520,45 524,45 520,55 524,55 527,55 533,58 537,55 543,55 549,55 549,61 553,65 562,58 565,61 569,58 575,61 578,58 582,52 591,48 591,42 598,39 594,36 598,29 598,26 598,23 604,23 610,23 610,13 620,13 630,7 639,0 643,0 649,10 659,10 668,19 672,13 684,16 691,16 704,16 704,19 710,19 713,16 720,19 723,16 729,16 736,23 739,23 742,29 749,26 749,29 758,36 762,36 768,39 781,45 858,93 913,129 926,138 929,142 1035,209 1041,212 1045,216 1045,222 1045,225 1028,257 1028,261 1022,283 1016,299 1016,322 1016,325 1016,341 1019,347 1012,367 1009,399 1006,437 1006,463 1012,518 1022,589 1025,624 1032,659 1035,691 1032,720 1016,769 996,814 980,849 980,859 974,862 971,862 964,862 948,868 929,878 919,884 897,904 877,923 864,936 861,942 861,949 858,958 852,968 848,974 845,978 845,981 842,984 842,990 832,997 826,1000 823,1007 823,1010 826,1013 823,1016 819,1023 819,1026 816,1032 816,1035 813,1048 800,1052 797,1058 807,1068 807,1084 800,1106 800,1116 797,1119 797,1129 794,1135 787,1148 778,1158 774,1167 774,1170 768,1174 768,1170 768,1167 765,1161 758,1161 752,1164 749,1170 752,1174 749,1177 755,1177 755,1180 749,1180 752,1180 755,1180 755,1183 752,1183 752,1187 752,1190 758,1187 762,1187 758,1187 758,1190 762,1190 758,1190 758,1193 762,1193 758,1193 755,1193 752,1203 749,1206 739,1222 736,1235 736,1238 723,1264 717,1280 717,1283 713,1283 710,1293 697,1312 697,1322 688,1334 684,1341 688,1341 684,1341 681,1344 681,1341 675,1341 678,1338 675,1338 668,1334 668,1338 665,1341 668,1344 665,1344 665,1347 665,1351 668,1347 665,1354 662,1354 662,1351 659,1347 655,1351 652,1354 649,1354 649,1357 655,1354 652,1357 655,1357 652,1357 652,1360 649,1360 646,1370 639,1383 643,1386 639,1386 639,1389 636,1389 636,1392 633,1392 627,1392 617,1405 614,1412 614,1415 610,1421 614,1421 610,1424 607,1421 601,1424 594,1437 591,1437 591,1440 588,1440 588,1434 591,1431 588,1428 578,1421 582,1415 585,1412 582,1415 578,1415 578,1418 575,1421 578,1424 572,1428 569,1428 569,1431 565,1431 565,1434 562,1434 559,1437 556,1437 549,1440 546,1440 546,1437 543,1437 543,1440 543,1437 546,1440 546,1444 543,1444 546,1440 543,1440 537,1444 533,1447 527,1453 527,1457 527,1460 527,1463 520,1466 520,1473 511,1482 508,1489 508,1492 504,1502 504,1514 508,1521 504,1521 504,1524 501,1537 495,1540 482,1582 469,1588 466,1595 456,1601 450,1611 437,1633 434,1643 434,1656 434,1666 430,1666 430,1662 427,1662 427,1659 424,1659 424,1656 421,1659 418,1659 414,1656 414,1649 411,1640 408,1640 401,1640 395,1643 389,1633 382,1630 379,1630 376,1627 373,1627 369,1624 366,1627 356,1630 350,1630 347,1633 340,1637 337,1637 331,1637 328,1637 331,1633 328,1637 328,1633 328,1637 324,1637 324,1640 324,1637 321,1637 318,1637 315,1633 308,1633 308,1630 305,1630 305,1627 302,1627 299,1627 292,1627 289,1633 286,1633 283,1633 283,1637 279,1633 276,1633 273,1633 267,1624 263,1627 263,1624 260,1624 257,1621 254,1621 241,1617 238,1617 234,1614 234,1617 231,1617 228,1617 225,1614 222,1617 218,1614 218,1617 215,1617 209,1624 202,1624 199,1621 193,1617 186,1614 186,1608 183,1608 177,1608 173,1604 170,1604 170,1611 164,1604 154,1608 151,1601 148,1608 144,1604 144,1601 138,1598 135,1592 125,1595 115,1588 112,1588 109,1588 106,1588 106,1585 99,1582 99,1579 96,1579 93,1582 93,1579 90,1579 86,1576 80,1576 80,1579 74,1579 74,1576 80,1572 80,1569 74,1569 70,1569 67,1569 67,1566 74,1553 70,1553 70,1550 67,1550 67,1543 70,1543 70,1547 74,1547 74,1540 70,1534 70,1531 74,1531 77,1527 70,1524 74,1521 74,1514 77,1514 77,1508 74,1508 74,1495 67,1492 64,1482 67,1482 70,1479 74,1469 70,1469 70,1466 74,1457 77,1457 70,1453 64,1457 64,1453 61,1447 64,1437 64,1434 64,1431 61,1428 58,1431 58,1424 51,1424 51,1421 48,1421 38,1421 35,1424 29,1424 32,1418 29,1421 22,1418 22,1415 19,1412 13,1408 9,1402 3,1405">
          <text:p/>
        </draw:polygon>
        <draw:polygon draw:style-name="gr2" draw:text-style-name="P2" draw:layer="layout" svg:width="0.002cm" svg:height="0cm" svg:x="12.569cm" svg:y="7.33cm" svg:viewBox="0 0 3 0" draw:points="0,0 3,0">
          <text:p/>
        </draw:polygon>
        <draw:polygon draw:style-name="gr2" draw:text-style-name="P2" draw:layer="layout" svg:width="0cm" svg:height="0.002cm" svg:x="12.562cm" svg:y="7.372cm" svg:viewBox="0 0 0 3" draw:points="0,3 0,0">
          <text:p/>
        </draw:polygon>
        <draw:polygon draw:style-name="gr2" draw:text-style-name="P2" draw:layer="layout" svg:width="0.002cm" svg:height="0cm" svg:x="12.553cm" svg:y="7.366cm" svg:viewBox="0 0 3 0" draw:points="3,0 0,0">
          <text:p/>
        </draw:polygon>
        <draw:polygon draw:style-name="gr2" draw:text-style-name="P2" draw:layer="layout" svg:width="0.018cm" svg:height="0.015cm" svg:x="12.482cm" svg:y="7.395cm" svg:viewBox="0 0 19 16" draw:points="19,3 13,3 9,3 9,0 6,9 3,9 0,6 0,9 3,9 6,9 3,12 9,16 13,12 6,12 9,6 13,3 19,6">
          <text:p/>
        </draw:polygon>
        <draw:polygon draw:style-name="gr2" draw:text-style-name="P2" draw:layer="layout" svg:width="0cm" svg:height="0.002cm" svg:x="12.559cm" svg:y="7.372cm" svg:viewBox="0 0 0 3" draw:points="0,3 0,0">
          <text:p/>
        </draw:polygon>
        <draw:polygon draw:style-name="gr2" draw:text-style-name="P2" draw:layer="layout" svg:width="0.002cm" svg:height="0cm" svg:x="12.598cm" svg:y="7.26cm" svg:viewBox="0 0 3 0" draw:points="0,0 3,0">
          <text:p/>
        </draw:polygon>
        <draw:polygon draw:style-name="gr1" draw:text-style-name="P1" draw:layer="layout" svg:width="2.542cm" svg:height="1.655cm" svg:x="6.188cm" svg:y="9.982cm" svg:viewBox="0 0 2543 1656" draw:points="3,592 3,589 0,586 3,582 19,579 19,576 10,579 6,573 10,573 16,570 16,566 16,563 10,560 10,557 13,557 16,563 19,563 29,560 16,550 16,547 19,541 26,547 32,547 29,544 26,544 19,537 16,531 22,531 29,537 32,544 38,541 35,537 29,534 26,521 29,525 35,531 38,528 42,525 42,521 38,518 35,512 42,512 45,518 51,512 45,505 55,505 58,505 58,502 48,496 51,496 51,489 58,492 64,489 64,486 61,480 61,476 74,483 77,483 80,483 74,480 67,473 74,470 77,467 74,463 77,457 67,454 71,451 74,444 67,444 67,441 83,444 83,441 80,438 77,435 67,435 67,431 71,431 67,428 64,422 61,418 61,415 64,418 67,418 64,412 61,412 58,406 58,402 64,399 64,396 58,396 58,399 51,399 45,393 51,396 55,393 58,393 58,386 55,383 51,377 48,383 42,383 45,377 38,373 38,367 42,373 48,370 51,364 45,357 45,354 48,354 51,361 58,354 51,351 51,348 58,348 55,341 55,338 55,341 48,341 48,338 45,338 38,335 42,332 45,335 45,328 48,328 51,322 48,319 51,319 51,316 51,312 51,309 55,309 55,296 61,296 61,293 58,293 51,296 48,296 55,293 51,290 45,287 51,283 55,287 55,283 58,277 51,277 51,267 55,267 55,271 58,267 64,271 61,264 64,261 67,261 64,254 67,254 64,251 61,258 61,251 58,251 64,248 67,251 67,245 64,242 64,238 67,235 67,238 71,238 71,232 67,232 67,226 64,226 61,222 64,222 67,219 61,216 61,209 64,209 67,206 64,203 64,200 71,197 67,193 71,193 71,187 77,184 80,184 77,181 80,181 80,177 87,168 90,161 93,155 93,148 93,145 100,148 103,148 109,148 119,145 122,155 125,155 135,161 135,164 148,164 161,168 170,164 173,164 177,164 186,158 193,158 196,155 215,142 218,139 225,145 228,142 231,145 231,142 235,142 238,142 238,145 244,145 247,148 251,148 264,142 264,148 267,148 273,158 273,161 276,164 276,168 280,168 286,174 299,181 299,184 302,184 309,190 315,190 318,193 321,193 325,190 328,190 331,197 334,200 337,203 344,206 347,206 350,209 354,213 360,213 373,206 382,203 402,190 421,200 427,197 431,197 437,193 440,197 447,197 450,197 453,197 456,197 469,190 473,190 479,190 485,190 489,190 492,193 495,193 501,190 508,193 511,193 514,190 518,190 521,187 527,190 530,197 534,193 537,197 540,197 550,193 559,203 566,206 569,209 569,213 575,216 579,219 579,222 582,222 585,222 588,226 595,219 601,222 604,219 608,222 614,219 624,216 636,226 643,226 649,235 653,235 656,235 659,235 669,235 672,235 678,232 681,229 685,232 688,235 691,235 698,232 704,238 707,232 710,238 717,235 727,235 736,245 736,248 739,248 746,245 749,245 752,245 755,248 765,248 775,245 781,238 794,251 800,251 807,251 810,254 817,254 823,258 823,267 826,271 829,271 833,277 839,277 842,280 845,280 849,283 855,287 855,290 862,290 862,293 865,300 878,296 878,300 884,300 890,303 894,300 903,306 916,306 926,309 926,312 929,316 932,316 939,309 945,312 955,306 964,309 971,309 997,303 1009,306 1016,306 1029,296 1038,303 1045,309 1051,309 1061,309 1067,309 1093,309 1103,306 1109,309 1112,316 1115,319 1112,325 1119,325 1122,325 1125,328 1128,335 1128,341 1135,348 1138,357 1151,364 1148,370 1154,367 1157,364 1157,357 1151,351 1157,345 1164,345 1170,341 1177,341 1186,338 1189,338 1189,341 1196,338 1199,341 1209,341 1209,335 1212,335 1212,332 1218,332 1222,328 1231,328 1231,325 1234,322 1231,316 1238,312 1238,306 1238,303 1241,300 1234,296 1234,293 1238,290 1231,287 1231,283 1228,283 1225,277 1222,277 1218,271 1215,267 1215,264 1215,261 1218,261 1218,258 1225,254 1222,251 1225,248 1218,245 1215,245 1212,245 1212,242 1215,238 1206,235 1202,229 1202,226 1209,222 1206,219 1206,216 1212,219 1212,213 1215,209 1225,206 1222,203 1218,200 1225,193 1225,190 1222,190 1225,184 1228,184 1228,181 1238,177 1241,174 1244,168 1247,168 1251,168 1257,168 1263,164 1267,164 1267,161 1273,158 1276,161 1279,161 1279,158 1286,158 1292,155 1296,152 1299,148 1299,142 1302,142 1305,132 1315,139 1318,142 1344,132 1347,136 1357,142 1357,152 1366,152 1369,158 1373,158 1376,152 1369,139 1373,136 1376,136 1386,145 1386,161 1392,161 1395,161 1398,158 1402,148 1405,139 1408,139 1418,152 1421,155 1424,152 1427,142 1434,139 1437,136 1440,132 1460,129 1463,132 1463,142 1469,142 1476,142 1479,139 1469,119 1482,113 1485,110 1492,100 1495,94 1498,91 1505,87 1508,84 1511,84 1505,71 1511,65 1514,58 1521,52 1533,55 1540,55 1550,52 1553,52 1556,49 1556,42 1553,42 1550,42 1543,46 1540,46 1537,42 1537,33 1546,23 1550,23 1553,33 1556,33 1556,39 1556,42 1569,36 1575,33 1578,36 1582,33 1585,36 1591,36 1588,36 1591,39 1591,33 1595,33 1595,36 1601,36 1601,39 1601,36 1607,39 1604,42 1607,46 1611,52 1617,52 1620,52 1623,52 1627,49 1627,52 1643,62 1646,68 1643,74 1643,78 1646,74 1646,78 1649,81 1656,84 1659,87 1662,84 1665,87 1665,84 1659,84 1659,81 1662,81 1662,78 1659,74 1662,71 1662,68 1659,62 1665,62 1665,55 1675,49 1685,46 1691,42 1697,46 1697,39 1697,36 1707,39 1707,46 1710,52 1714,49 1717,49 1720,52 1726,52 1726,55 1730,58 1733,55 1736,52 1739,49 1742,42 1739,39 1739,42 1736,42 1733,39 1730,39 1733,36 1736,33 1739,36 1746,33 1749,36 1746,46 1746,49 1752,42 1758,52 1762,46 1765,49 1775,42 1778,33 1781,42 1781,46 1781,42 1784,39 1787,39 1791,39 1797,36 1800,36 1803,36 1813,42 1816,39 1813,33 1813,29 1820,29 1820,26 1829,29 1832,33 1832,42 1829,49 1842,36 1836,33 1839,29 1845,26 1848,29 1845,33 1848,36 1858,33 1861,36 1865,39 1868,36 1881,39 1877,42 1881,46 1884,49 1887,49 1890,52 1893,52 1893,46 1897,49 1897,55 1890,58 1893,58 1897,55 1897,62 1900,68 1903,68 1906,65 1910,74 1916,78 1916,74 1919,71 1922,81 1926,81 1926,74 1922,74 1922,71 1926,71 1929,78 1935,81 1935,91 1942,91 1948,91 1942,97 1945,103 1948,103 1955,97 1961,100 1964,107 1971,107 1964,113 1967,113 1971,116 1974,113 1977,116 1977,113 1980,113 1980,116 1984,116 1984,119 1984,123 1990,119 1990,113 1993,113 1993,119 1990,123 1996,126 2000,126 2000,123 2000,126 2003,126 2006,132 2006,129 2009,129 2012,129 2012,132 2016,132 2016,126 2022,136 2029,139 2032,132 2029,132 2032,132 2035,132 2038,132 2035,129 2035,126 2038,126 2041,132 2041,129 2045,132 2048,129 2051,132 2051,129 2054,129 2057,126 2057,123 2057,126 2054,119 2057,119 2061,116 2057,116 2061,113 2061,110 2064,113 2070,107 2074,100 2080,100 2083,100 2083,107 2086,103 2090,103 2093,100 2093,103 2093,97 2099,100 2102,94 2102,97 2106,100 2106,97 2109,97 2115,97 2115,94 2119,94 2119,91 2122,91 2119,87 2122,91 2122,87 2125,87 2125,84 2128,84 2131,81 2141,74 2144,74 2147,74 2147,78 2151,74 2147,71 2154,71 2154,68 2151,68 2154,68 2151,65 2151,62 2154,58 2157,58 2160,62 2160,58 2164,62 2164,58 2167,55 2164,55 2170,55 2170,52 2170,49 2170,46 2176,42 2180,39 2176,36 2180,36 2183,36 2189,33 2193,29 2199,29 2199,26 2205,26 2209,23 2212,23 2215,26 2218,26 2221,29 2221,26 2225,26 2225,29 2228,23 2231,23 2228,23 2231,20 2238,23 2241,20 2244,26 2247,26 2247,23 2254,23 2257,20 2257,26 2263,33 2266,29 2270,29 2273,23 2276,23 2279,29 2283,29 2289,29 2289,26 2292,26 2295,23 2299,23 2299,20 2302,17 2305,13 2308,13 2308,17 2311,17 2315,17 2308,13 2376,13 2427,13 2443,13 2443,10 2447,10 2450,10 2450,7 2459,0 2463,4 2466,7 2466,10 2469,10 2469,13 2472,13 2475,13 2475,10 2479,13 2482,10 2482,20 2475,49 2479,55 2482,58 2482,81 2488,103 2495,103 2498,103 2511,103 2514,100 2517,103 2514,119 2520,129 2527,132 2527,129 2530,126 2530,129 2527,136 2524,139 2511,161 2501,181 2498,197 2485,219 2482,232 2482,242 2472,254 2466,271 2456,290 2453,300 2450,303 2443,322 2440,348 2440,357 2443,364 2440,373 2443,390 2447,393 2450,396 2456,399 2456,393 2463,396 2466,402 2469,406 2479,406 2482,399 2482,402 2488,402 2485,409 2488,409 2485,409 2482,412 2479,425 2469,425 2466,428 2463,447 2459,460 2463,467 2459,470 2466,476 2469,473 2466,480 2466,489 2469,489 2466,492 2469,496 2466,496 2463,499 2469,509 2475,512 2479,512 2479,509 2482,505 2485,509 2485,505 2488,505 2488,509 2492,515 2495,515 2492,518 2495,521 2492,521 2492,528 2488,531 2485,541 2482,544 2485,550 2482,550 2482,554 2479,557 2479,554 2475,554 2475,560 2479,570 2488,579 2495,586 2501,586 2504,586 2511,582 2511,579 2514,573 2514,570 2517,566 2520,570 2524,563 2527,566 2520,573 2527,582 2533,582 2537,582 2537,579 2537,576 2540,582 2543,579 2540,586 2537,586 2533,589 2530,592 2527,599 2530,608 2533,608 2540,608 2537,611 2533,611 2530,615 2527,615 2520,618 2520,615 2527,611 2527,608 2520,602 2514,599 2504,602 2501,605 2495,608 2488,615 2488,611 2482,618 2479,618 2475,618 2475,631 2472,634 2472,643 2479,656 2482,663 2488,666 2488,663 2492,663 2495,660 2498,660 2498,663 2501,663 2501,660 2504,660 2508,656 2508,669 2511,672 2517,672 2514,676 2514,679 2511,679 2511,682 2511,685 2514,692 2511,698 2511,695 2508,692 2508,688 2504,688 2501,688 2498,701 2498,705 2501,708 2495,708 2495,711 2498,711 2495,717 2492,717 2488,721 2485,721 2482,717 2479,717 2469,721 2466,727 2463,733 2463,743 2459,746 2466,762 2466,769 2475,775 2472,782 2479,788 2492,791 2492,795 2495,801 2492,804 2495,804 2492,807 2488,811 2485,811 2482,811 2482,804 2479,804 2472,804 2466,807 2469,807 2466,814 2466,820 2463,824 2459,820 2459,824 2463,827 2469,830 2479,833 2479,840 2479,843 2482,849 2482,856 2479,862 2482,869 2485,875 2482,881 2482,885 2479,888 2485,894 2482,904 2488,910 2492,923 2488,926 2488,923 2485,923 2482,926 2479,933 2482,939 2485,942 2485,939 2492,939 2492,946 2488,952 2485,952 2482,959 2472,965 2472,971 2469,975 2469,978 2472,981 2469,984 2466,994 2466,1004 2472,1010 2475,1007 2482,1013 2479,1016 2479,1013 2475,1016 2475,1023 2475,1029 2472,1029 2469,1036 2466,1039 2466,1042 2463,1049 2463,1052 2466,1052 2463,1052 2463,1055 2466,1055 2466,1058 2463,1058 2459,1061 2459,1065 2463,1065 2459,1068 2456,1071 2456,1074 2450,1087 2450,1090 2453,1090 2453,1094 2450,1097 2450,1100 2450,1103 2450,1110 2456,1113 2456,1110 2459,1113 2443,1123 2430,1145 2427,1158 2430,1161 2434,1161 2430,1164 2421,1177 2414,1187 2411,1200 2411,1203 2414,1203 2411,1206 2405,1216 2402,1225 2402,1238 2411,1238 2411,1242 2414,1245 2411,1245 2405,1251 2405,1254 2408,1254 2405,1261 2398,1264 2392,1270 2395,1274 2392,1277 2389,1277 2379,1283 2379,1290 2382,1293 2376,1296 2373,1293 2369,1296 2366,1296 2360,1299 2334,1309 2292,1332 2254,1357 2202,1389 2154,1428 2141,1441 2135,1444 2112,1463 2090,1486 2051,1528 2048,1531 1987,1602 1955,1647 1945,1647 1942,1647 1938,1647 1938,1643 1945,1640 1942,1640 1942,1637 1942,1640 1938,1637 1938,1634 1935,1630 1929,1634 1926,1634 1916,1627 1913,1627 1906,1627 1906,1624 1903,1627 1903,1624 1900,1621 1897,1621 1893,1621 1890,1621 1890,1618 1893,1614 1887,1611 1887,1608 1890,1608 1887,1605 1884,1605 1884,1602 1881,1595 1874,1595 1865,1592 1858,1589 1852,1589 1848,1585 1845,1585 1842,1585 1842,1582 1836,1582 1832,1585 1829,1592 1823,1595 1816,1598 1813,1595 1800,1602 1797,1605 1787,1605 1787,1608 1784,1608 1775,1611 1768,1611 1765,1611 1762,1611 1765,1624 1768,1624 1775,1630 1781,1637 1787,1637 1800,1656 1794,1653 1787,1653 1791,1650 1791,1647 1781,1647 1784,1643 1781,1643 1778,1643 1778,1640 1775,1637 1768,1637 1765,1634 1768,1634 1762,1630 1762,1627 1758,1627 1758,1624 1755,1627 1755,1634 1752,1634 1752,1630 1749,1627 1749,1624 1746,1624 1749,1621 1749,1611 1752,1611 1746,1611 1746,1608 1742,1608 1739,1608 1749,1602 1752,1602 1749,1598 1746,1598 1749,1595 1746,1595 1755,1592 1755,1589 1752,1585 1746,1585 1752,1579 1752,1582 1758,1582 1755,1585 1762,1585 1762,1589 1771,1589 1768,1595 1765,1595 1765,1598 1765,1602 1775,1595 1771,1602 1778,1598 1775,1595 1778,1592 1775,1595 1775,1585 1775,1582 1778,1582 1775,1582 1775,1576 1771,1576 1771,1573 1771,1569 1771,1566 1778,1563 1784,1563 1781,1563 1781,1566 1775,1569 1775,1573 1781,1573 1778,1573 1781,1576 1781,1579 1787,1573 1787,1579 1791,1576 1794,1576 1797,1576 1800,1573 1803,1576 1810,1576 1807,1573 1803,1569 1807,1566 1807,1563 1813,1563 1813,1560 1813,1553 1810,1550 1820,1550 1823,1550 1823,1553 1826,1550 1823,1544 1826,1544 1832,1544 1836,1544 1832,1544 1832,1537 1836,1534 1832,1534 1832,1528 1839,1528 1839,1524 1836,1521 1839,1521 1842,1521 1839,1518 1845,1518 1845,1515 1842,1515 1839,1518 1836,1518 1832,1518 1823,1521 1823,1524 1823,1521 1813,1521 1836,1511 1836,1508 1839,1505 1839,1502 1842,1502 1842,1499 1845,1499 1845,1495 1842,1495 1832,1499 1839,1492 1839,1486 1842,1483 1845,1486 1845,1479 1845,1476 1848,1479 1855,1476 1848,1473 1845,1470 1839,1466 1839,1457 1842,1457 1842,1450 1845,1450 1836,1450 1832,1447 1839,1444 1836,1441 1842,1438 1842,1434 1842,1431 1845,1431 1845,1428 1848,1428 1848,1425 1852,1425 1845,1425 1842,1428 1842,1421 1832,1425 1836,1421 1839,1418 1839,1415 1842,1415 1842,1412 1836,1415 1839,1402 1836,1402 1836,1399 1836,1389 1842,1393 1842,1386 1839,1386 1839,1383 1839,1380 1836,1380 1839,1377 1839,1373 1839,1370 1842,1367 1842,1370 1842,1367 1848,1370 1852,1367 1852,1364 1855,1364 1848,1360 1848,1354 1852,1348 1858,1348 1861,1344 1861,1348 1865,1351 1868,1351 1871,1348 1874,1351 1868,1360 1871,1360 1871,1364 1877,1360 1874,1357 1877,1351 1877,1344 1877,1341 1884,1341 1881,1341 1890,1341 1890,1348 1893,1348 1893,1344 1893,1341 1897,1338 1903,1338 1900,1335 1897,1335 1897,1328 1893,1328 1893,1325 1897,1325 1900,1322 1906,1319 1903,1319 1906,1315 1903,1312 1906,1309 1910,1306 1913,1299 1916,1299 1919,1296 1919,1303 1922,1306 1926,1306 1932,1299 1932,1306 1945,1303 1951,1303 1955,1303 1955,1306 1958,1306 1961,1303 1964,1299 1961,1293 1955,1293 1955,1287 1955,1283 1955,1280 1955,1277 1951,1280 1948,1277 1945,1267 1938,1264 1935,1264 1938,1258 1945,1251 1938,1245 1942,1242 1938,1242 1938,1238 1929,1242 1926,1238 1929,1235 1929,1222 1926,1222 1926,1225 1919,1229 1922,1229 1919,1235 1922,1238 1919,1242 1916,1238 1913,1235 1910,1235 1906,1225 1903,1225 1903,1232 1906,1235 1900,1232 1893,1242 1890,1238 1893,1235 1881,1235 1881,1232 1881,1229 1881,1222 1874,1219 1884,1216 1887,1216 1884,1216 1877,1213 1874,1216 1868,1213 1868,1216 1871,1222 1868,1222 1865,1225 1861,1225 1852,1219 1848,1219 1845,1222 1848,1225 1852,1229 1845,1232 1842,1225 1839,1219 1836,1219 1832,1219 1829,1213 1826,1213 1823,1216 1823,1219 1816,1222 1810,1219 1807,1222 1803,1229 1800,1232 1787,1232 1784,1232 1778,1229 1771,1235 1765,1229 1758,1229 1758,1225 1762,1219 1765,1216 1765,1213 1758,1209 1758,1206 1755,1209 1755,1213 1749,1216 1746,1222 1742,1222 1749,1232 1752,1238 1742,1242 1739,1238 1739,1229 1733,1219 1730,1219 1726,1219 1723,1216 1720,1216 1714,1222 1710,1225 1707,1222 1701,1209 1701,1206 1691,1213 1694,1216 1697,1216 1697,1219 1688,1222 1681,1219 1678,1219 1678,1216 1675,1213 1669,1209 1662,1209 1659,1213 1656,1213 1659,1222 1656,1222 1652,1225 1652,1219 1652,1206 1649,1203 1646,1203 1643,1206 1640,1216 1636,1216 1633,1216 1630,1209 1617,1209 1611,1209 1607,1206 1601,1200 1595,1200 1582,1200 1572,1196 1569,1196 1566,1196 1566,1206 1562,1206 1559,1206 1556,1203 1550,1200 1543,1190 1537,1184 1533,1184 1527,1190 1521,1190 1517,1184 1521,1177 1511,1168 1501,1164 1505,1155 1498,1145 1495,1142 1488,1139 1488,1129 1485,1129 1479,1129 1463,1119 1460,1119 1460,1110 1460,1100 1456,1097 1456,1094 1453,1090 1450,1097 1443,1094 1443,1090 1447,1084 1443,1074 1447,1068 1443,1068 1443,1065 1431,1068 1431,1065 1424,1055 1421,1055 1411,1065 1408,1065 1405,1065 1402,1061 1405,1052 1402,1045 1398,1042 1389,1039 1392,1036 1398,1033 1402,1026 1402,1020 1402,1016 1402,1013 1395,1007 1379,1004 1382,1000 1376,994 1379,987 1376,984 1369,984 1357,978 1353,971 1350,968 1347,971 1344,981 1337,981 1337,978 1334,975 1334,971 1334,962 1324,955 1318,949 1318,942 1318,936 1318,933 1308,933 1305,930 1308,920 1305,917 1299,914 1296,914 1286,917 1283,917 1283,914 1279,904 1279,901 1270,901 1260,894 1254,888 1244,888 1238,885 1234,888 1231,891 1228,888 1225,881 1215,875 1215,869 1212,862 1206,865 1196,862 1196,856 1199,852 1196,849 1196,843 1196,840 1193,840 1186,836 1177,843 1170,836 1164,833 1167,820 1167,817 1160,814 1154,817 1151,820 1148,824 1144,830 1138,830 1138,827 1138,820 1128,811 1128,807 1125,807 1122,804 1119,801 1119,788 1115,788 1112,782 1103,782 1090,785 1083,782 1083,785 1080,785 1080,788 1077,795 1074,795 1070,791 1067,785 1070,772 1070,769 1070,766 1067,766 1061,766 1054,775 1048,775 1045,772 1051,753 1048,753 1048,750 1045,750 1038,750 1038,759 1035,762 1032,762 1029,762 1025,762 1022,756 1025,750 1025,746 1019,743 1013,743 1009,746 1006,756 1003,759 1000,759 993,753 987,750 987,746 971,750 964,750 964,756 971,762 971,766 971,769 968,769 964,769 955,759 948,762 942,766 939,762 945,746 945,743 939,743 929,743 929,746 926,750 929,759 929,762 923,762 916,753 916,737 913,733 910,733 903,737 897,740 890,740 887,737 900,727 900,724 900,721 890,711 881,711 874,711 868,708 868,705 868,701 871,701 874,701 890,701 894,701 894,695 887,692 878,692 871,695 868,692 862,688 862,685 858,682 865,679 865,672 862,672 852,679 849,679 845,679 836,676 829,679 823,679 820,676 820,669 820,663 820,660 813,656 810,660 804,660 797,663 794,663 791,663 794,647 791,643 788,643 784,647 778,653 775,663 772,669 768,672 765,672 765,669 762,669 755,660 752,660 739,656 739,653 746,647 755,643 759,640 749,634 746,637 739,637 730,637 727,637 727,640 727,647 730,653 733,660 730,663 730,666 727,666 720,660 714,656 707,650 704,650 698,656 691,660 688,650 691,637 688,637 688,634 685,634 681,634 681,637 685,650 681,653 678,653 675,650 672,647 662,637 662,631 662,627 665,618 665,615 662,615 659,615 643,624 643,627 643,631 643,637 643,640 633,640 617,637 611,627 604,631 601,631 591,631 588,634 579,637 575,640 572,640 566,637 559,627 556,627 553,627 550,631 550,640 543,647 540,647 537,643 537,640 534,631 530,624 527,624 524,627 518,634 514,637 514,634 508,631 508,627 511,618 511,615 508,615 508,611 505,611 498,611 495,608 492,608 485,608 482,608 476,611 473,611 469,611 469,608 469,595 466,592 463,592 450,599 450,602 444,605 434,608 431,608 427,605 427,592 418,589 415,589 411,599 411,615 408,618 402,615 399,611 395,611 395,602 399,599 405,589 405,582 402,582 399,576 395,576 382,586 379,586 376,582 376,573 386,560 389,554 386,550 382,550 373,550 370,550 360,560 360,563 360,566 363,576 363,579 363,586 344,592 334,595 331,595 331,592 325,579 321,576 318,579 315,579 315,582 312,599 309,602 302,602 286,592 283,592 276,595 257,605 251,615 247,615 244,615 244,611 244,608 244,605 254,589 257,582 257,579 257,576 257,573 254,573 251,570 251,566 241,566 238,566 235,566 231,566 228,563 225,557 222,554 218,557 215,557 209,563 206,573 202,579 180,586 173,582 170,576 164,576 161,576 157,576 157,582 157,586 157,589 164,595 164,599 164,605 164,608 157,608 154,608 148,605 138,595 135,595 128,595 116,602 112,602 106,602 103,602 96,618 93,618 90,615 90,605 90,599 87,595 87,592 80,589 77,589 71,589 67,592 61,595 58,599 55,599 48,602 42,602 35,586 29,582 16,592 13,595 10,595 6,595">
          <text:p/>
        </draw:polygon>
        <draw:polygon draw:style-name="gr2" draw:text-style-name="P2" draw:layer="layout" svg:width="0cm" svg:height="0.002cm" svg:x="8.682cm" svg:y="10.732cm" svg:viewBox="0 0 0 3" draw:points="0,3 0,0">
          <text:p/>
        </draw:polygon>
        <draw:line draw:style-name="gr4" draw:text-style-name="P3" draw:layer="layout" svg:x1="12.6cm" svg:y1="7.7cm" svg:x2="10.7cm" svg:y2="6.4cm">
          <text:p/>
        </draw:line>
        <draw:line draw:style-name="gr4" draw:text-style-name="P3" draw:layer="layout" svg:x1="4.1cm" svg:y1="9.5cm" svg:x2="8.4cm" svg:y2="8.4cm">
          <text:p/>
        </draw:line>
        <draw:line draw:style-name="gr4" draw:text-style-name="P3" draw:layer="layout" svg:x1="13.4cm" svg:y1="9.6cm" svg:x2="9.1cm" svg:y2="8.684cm">
          <text:p/>
        </draw:line>
        <draw:g>
          <draw:custom-shape draw:style-name="gr5" draw:text-style-name="P4" draw:layer="layout" svg:width="1.973cm" svg:height="1.558cm" svg:x="13.406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2.248cm" svg:height="0.757cm" svg:x="13.252cm" svg:y="9.276cm">
            <draw:image xlink:href="Pictures/100002010000015E00000065D1C61EB33A512149.png" xlink:type="simple" xlink:show="embed" xlink:actuate="onLoad" loext:mime-type="image/png">
              <text:p/>
            </draw:image>
          </draw:frame>
        </draw:g>
        <draw:line draw:style-name="gr4" draw:text-style-name="P3" draw:layer="layout" svg:x1="7.1cm" svg:y1="5.7cm" svg:x2="8.2cm" svg:y2="7.4cm">
          <text:p/>
        </draw:line>
        <draw:g>
          <draw:custom-shape draw:style-name="gr5" draw:text-style-name="P4" draw:layer="layout" svg:width="1.973cm" svg:height="1.558cm" svg:x="6.027cm" svg:y="4.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1.802cm" svg:height="0.6cm" svg:x="6.1cm" svg:y="5.042cm">
            <draw:image xlink:href="Pictures/10000201000000960000003261E1AEF1552B0CCA.png" xlink:type="simple" xlink:show="embed" xlink:actuate="onLoad" loext:mime-type="image/png">
              <text:p/>
            </draw:image>
          </draw:frame>
        </draw:g>
        <draw:line draw:style-name="gr4" draw:text-style-name="P3" draw:layer="layout" svg:x1="3.3cm" svg:y1="7.26cm" svg:x2="8cm" svg:y2="7.9cm">
          <text:p/>
        </draw:line>
        <draw:g>
          <draw:custom-shape draw:style-name="gr7" draw:text-style-name="P4" draw:layer="layout" svg:width="2.573cm" svg:height="1.558cm" svg:x="13.4cm" svg:y="4.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1.973cm" svg:height="0.647cm" svg:x="13.627cm" svg:y="5.142cm">
            <draw:image xlink:href="Pictures/10000201000005A9000001DB5D0F2E9DF8C40316.png" xlink:type="simple" xlink:show="embed" xlink:actuate="onLoad" loext:mime-type="image/png">
              <text:p/>
            </draw:image>
          </draw:frame>
        </draw:g>
        <draw:line draw:style-name="gr4" draw:text-style-name="P3" draw:layer="layout" svg:x1="13.4cm" svg:y1="5.7cm" svg:x2="10.9cm" svg:y2="6cm">
          <text:p/>
        </draw:line>
        <draw:g>
          <draw:custom-shape draw:style-name="gr7" draw:text-style-name="P4" draw:layer="layout" svg:width="2.573cm" svg:height="1.558cm" svg:x="9.927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2.106cm" svg:height="0.8cm" svg:x="10.194cm" svg:y="2.6cm">
            <draw:image xlink:href="Pictures/100002010000019000000098D22FB781423D4EED.png" xlink:type="simple" xlink:show="embed" xlink:actuate="onLoad" loext:mime-type="image/png">
              <text:p/>
            </draw:image>
          </draw:frame>
        </draw:g>
        <draw:line draw:style-name="gr4" draw:text-style-name="P3" draw:layer="layout" svg:x1="10.9cm" svg:y1="3.7cm" svg:x2="10.4cm" svg:y2="5.9cm">
          <text:p/>
        </draw:line>
        <draw:g>
          <draw:custom-shape draw:style-name="gr7" draw:text-style-name="P4" draw:layer="layout" svg:width="2.573cm" svg:height="1.558cm" svg:x="9.327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1.969cm" svg:height="0.858cm" svg:x="9.7cm" svg:y="11.9cm">
            <draw:image xlink:href="Pictures/100002010000036A0000017DECD0331246BBCEA9.png" xlink:type="simple" xlink:show="embed" xlink:actuate="onLoad" loext:mime-type="image/png">
              <text:p/>
            </draw:image>
          </draw:frame>
        </draw:g>
        <draw:line draw:style-name="gr4" draw:text-style-name="P3" draw:layer="layout" svg:x1="9.5cm" svg:y1="11.8cm" svg:x2="7.9cm" svg:y2="10.8cm">
          <text:p/>
        </draw:line>
        <draw:g>
          <draw:custom-shape draw:style-name="gr8" draw:text-style-name="P4" draw:layer="layout" svg:width="3.373cm" svg:height="1.558cm" svg:x="12.6cm" svg:y="7.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2.599cm" svg:height="0.7cm" svg:x="13.073cm" svg:y="7.5cm">
            <draw:image xlink:href="Pictures/1000319F00000FE600000449F2B88A24BC6655B6.svg" xlink:type="simple" xlink:show="embed" xlink:actuate="onLoad" loext:mime-type="image/svg+xml">
              <text:p/>
            </draw:image>
            <draw:image xlink:href="Pictures/10000201000000C0000000343A2B491494FBC39E.png" xlink:type="simple" xlink:show="embed" xlink:actuate="onLoad" loext:mime-type="image/png"/>
          </draw:frame>
        </draw:g>
        <draw:g>
          <draw:custom-shape draw:style-name="gr9" draw:text-style-name="P4" draw:layer="layout" svg:width="2.827cm" svg:height="1.758cm" svg:x="0.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2.247cm" svg:height="0.9cm" svg:x="0.68cm" svg:y="6.52cm">
            <draw:image xlink:href="Pictures/10000201000004AE000001E0B44E27F9D6825582.png" xlink:type="simple" xlink:show="embed" xlink:actuate="onLoad" loext:mime-type="image/png">
              <text:p/>
            </draw:image>
          </draw:frame>
        </draw:g>
        <draw:g>
          <draw:custom-shape draw:style-name="gr5" draw:text-style-name="P4" draw:layer="layout" svg:width="1.973cm" svg:height="1.558cm" svg:x="2.027cm" svg:y="8.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 draw:text-style-name="P2" draw:layer="layout" svg:width="1.69cm" svg:height="0.502cm" svg:x="2.173cm" svg:y="9.297cm" svg:viewBox="0 0 1691 503" svg:d="M118 0v23l10 24-89 306-39 135h91l24-98h106l27 98h213v-251c0 0 9-46 34-46 26 0 31 44 31 44v253h110v-255c0 0-1-47 30-47s29 51 29 51v251h111l-1-135v-139c-3-62-53-110-95-108-49 2-90 53-90 53 0 0-2-3-3-5-61-91-148-12-148-12h-11v-27h-107v316l-21-78-97-353zM824 1l11 50v437h181c131 0 134-122 134-122h2c10 86 86 137 155 137 70 0 125-72 125-72l-20-63c0 0-63 98-113 47-32-33-28-52-21-62 4-5 10-8 10-8l144-62c0 0-11-187-132-176-161 14-152 209-152 209h-2c-19-85-68-81-68-81v-17c0 0 67-29 61-102-11-119-113-115-113-115zM960 73c8 0 18 0 22 1 19 3 47 11 47 60 0 67-58 65-58 65h-27v-125c0 0 8-1 16-1zM1405 113l66 240 37 135h79l40-135 64-214v-26h-82l-49 232-49-232zM171 172l36 145h-73v-21zM1296 175c11 0 34 20 34 48 0 42-21 51-21 51l-52 16c0 0-5-17 1-56 6-38 26-59 38-59zM988 274c16 0 49 24 50 68 0 4 0 7 0 11-5 57-49 65-49 65h-44v-65-78c0 0 27-1 43-1z">
            <text:p/>
          </draw:path>
        </draw:g>
        <draw:frame draw:style-name="gr11" draw:text-style-name="P6" draw:layer="layout" svg:width="2.904cm" svg:height="0.9cm" svg:x="5.696cm" svg:y="3.1cm">
          <draw:image xlink:href="Pictures/100002010000019D000000806EDC7863D8147E2D.png" xlink:type="simple" xlink:show="embed" xlink:actuate="onLoad" loext:mime-type="image/png">
            <text:p/>
          </draw:image>
        </draw:frame>
        <draw:line draw:style-name="gr4" draw:text-style-name="P3" draw:layer="layout" svg:x1="7.9cm" svg:y1="3.9cm" svg:x2="9.9cm" svg:y2="6.2cm">
          <text:p/>
        </draw:line>
        <draw:custom-shape draw:style-name="gr12" draw:text-style-name="P4" draw:layer="layout" svg:width="2.1cm" svg:height="0.6cm" svg:x="6.6cm" svg:y="3.2cm">
          <text:p/>
          <draw:enhanced-geometry svg:viewBox="0 0 21600 21600" draw:type="rectangle" draw:enhanced-path="M 0 0 L 21600 0 21600 21600 0 21600 0 0 Z N"/>
        </draw:custom-shape>
        <draw:frame draw:style-name="gr13" draw:text-style-name="P8" draw:layer="layout" svg:width="2.28cm" svg:height="0.645cm" svg:x="6.541cm" svg:y="3.2cm">
          <draw:text-box>
            <text:p text:style-name="P7"><text:span text:style-name="T1">HEXAG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7cm" fo:page-height="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03-24T09:21:21.596000000</dc:date>
    <meta:editing-duration>PT25M16S</meta:editing-duration>
    <meta:editing-cycles>4</meta:editing-cycles>
    <meta:generator>LibreOffice/6.2.7.1$Windows_X86_64 LibreOffice_project/23edc44b61b830b7d749943e020e96f5a7df63bf</meta:generator>
    <meta:document-statistic meta:object-count="65"/>
  </office:meta>
</office:document-meta>
</file>